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385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91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3pt" style:font-name-asian="ＭＳ Ｐゴシック" style:font-size-asian="13pt" style:font-name-complex="Mangal" style:font-size-complex="13pt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51">
      <style:text-properties style:font-name="Arial" fo:font-size="13pt" style:font-name-asian="ＭＳ Ｐゴシック" style:font-size-asian="13pt" style:font-name-complex="Mangal" style:font-size-complex="13pt"/>
    </style:style>
    <style:style style:name="ce9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6" fo:wrap-option="no-wrap" fo:border="0.002cm solid #000000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14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66" fo:wrap-option="wrap" fo:border="0.002cm solid #000000" style:vertical-align="middle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99" fo:wrap-option="wrap" fo:border="0.002cm solid #000000" style:vertical-align="middle"/>
      <style:text-properties fo:font-size="12pt" style:font-size-asian="12pt" style:font-size-complex="12pt"/>
    </style:style>
    <style:style style:name="ce21" style:family="table-cell" style:parent-style-name="Default" style:data-style-name="N112">
      <style:text-properties fo:font-size="12pt" style:font-size-asian="12pt" style:font-size-complex="12pt"/>
    </style:style>
    <style:style style:name="ce22" style:family="table-cell" style:parent-style-name="Default" style:data-style-name="N110"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office:value-type="string">
            <text:p>pair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rt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table:formula="of:=['1'.$B$18]" office:value-type="string" office:string-value="AUDJPY">
            <text:p>AUDJPY</text:p>
          </table:table-cell>
          <table:table-cell table:style-name="ce4" table:formula="of:=['1'.$B$19]" office:value-type="float" office:value="5">
            <text:p>5</text:p>
          </table:table-cell>
          <table:table-cell table:style-name="ce5" table:formula="of:=MID(['1'.$B$17];18;8)" office:value-type="string" office:string-value="20200518">
            <text:p>20200518</text:p>
          </table:table-cell>
          <table:table-cell table:style-name="ce7" office:value-type="string">
            <text:p>BB-loc</text:p>
          </table:table-cell>
          <table:table-cell table:style-name="ce7"/>
          <table:table-cell table:style-name="ce8" office:value-type="date" office:date-value="2020-05-20T16:56:55.51">
            <text:p>2020/5/20 16:5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1.1</text:p>
          </table:table-cell>
          <table:table-cell table:style-name="ce4" table:formula="of:=['1'.$B$18]" office:value-type="string" office:string-value="AUDJPY">
            <text:p>AUDJPY</text:p>
          </table:table-cell>
          <table:table-cell table:style-name="ce4" table:formula="of:=['1'.$B$19]" office:value-type="float" office:value="5">
            <text:p>5</text:p>
          </table:table-cell>
          <table:table-cell table:style-name="ce5" table:formula="of:=MID(['1'.$B$17];18;8)" office:value-type="string" office:string-value="20200518">
            <text:p>20200518</text:p>
          </table:table-cell>
          <table:table-cell table:style-name="ce7" office:value-type="string">
            <text:p>profit</text:p>
          </table:table-cell>
          <table:table-cell table:style-name="ce7"/>
          <table:table-cell table:style-name="ce9" office:value-type="date" office:date-value="2020-05-20T16:58:18.88">
            <text:p>20/05/20 16:58</text:p>
          </table:table-cell>
          <table:table-cell table:style-name="ce7" table:number-columns-repeated="2"/>
          <table:table-cell table:number-columns-repeated="1014"/>
        </table:table-row>
        <table:table-row table:style-name="ro1" table:number-rows-repeated="5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20T17:31:39.91">
            <text:p>2020/5/20 17:31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date" office:date-value="2020-05-18T13:49:00">
            <text:p>2020/5/18 13:49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9" table:default-cell-style-name="ce10"/>
        <table:table-column table:style-name="co7" table:number-columns-repeated="18" table:default-cell-style-name="ce10"/>
        <table:table-column table:style-name="co8" table:number-columns-repeated="9" table:default-cell-style-name="ce10"/>
        <table:table-column table:style-name="co9" table:number-columns-repeated="9" table:default-cell-style-name="ce10"/>
        <table:table-column table:style-name="co10" table:number-columns-repeated="9" table:default-cell-style-name="ce10"/>
        <table:table-column table:style-name="co11" table:number-columns-repeated="9" table:default-cell-style-name="ce10"/>
        <table:table-column table:style-name="co12" table:number-columns-repeated="9" table:default-cell-style-name="ce10"/>
        <table:table-column table:style-name="co1" table:number-columns-repeated="940" table:default-cell-style-name="ce10"/>
        <table:table-row table:style-name="ro2">
          <table:table-cell table:number-columns-repeated="1015"/>
        </table:table-row>
        <table:table-row table:style-name="ro2">
          <table:table-cell table:number-columns-repeated="43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59"/>
        </table:table-row>
        <table:table-row table:style-name="ro3">
          <table:table-cell table:number-columns-repeated="43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35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11"/>
        </table:table-row>
        <table:table-row table:style-name="ro3">
          <table:table-cell table:number-columns-repeated="30"/>
          <table:table-cell table:style-name="ce21"/>
          <table:table-cell table:style-name="ce16"/>
          <table:table-cell table:number-columns-repeated="11"/>
          <table:table-cell table:formula="of:=IF(([.$AU$4]+[.$BA$4])&lt;&gt;0;[.BA4]/([.$AU$4]+[.$BA$4]);&quot;NA&quot;)" office:value-type="float" office:value="0.666666666666667">
            <text:p>0.6666666667</text:p>
          </table:table-cell>
          <table:table-cell table:formula="of:=IF([.BA4]&lt;&gt;0;[.AU4]/[.BA4];&quot;NA&quot;)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 table:formula="of:=COUNTIF([.$AG$26:.$AG$58];[.AT4])" office:value-type="float" office:value="1">
            <text:p>1</text:p>
          </table:table-cell>
          <table:table-cell table:style-name="ce23" table:formula="of:=[.AU4]/[.$AU$10]" office:value-type="percentage" office:value="0.0303030303030303">
            <text:p>3.03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9:.$AG$93];[.AZ4])" office:value-type="float" office:value="2">
            <text:p>2</text:p>
          </table:table-cell>
          <table:table-cell table:style-name="ce23" table:formula="of:=[.BA4]/[.$BA$10]" office:value-type="percentage" office:value="0.105263157894737">
            <text:p>10.53%</text:p>
          </table:table-cell>
          <table:table-cell table:style-name="ce12" table:number-columns-repeated="2"/>
          <table:table-cell table:number-columns-repeated="31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5]+[.BA5])&lt;&gt;0;[.BA5]/([.AU5]+[.BA5]);&quot;NA&quot;)" office:value-type="percentage" office:value="0.2">
            <text:p>20.0%</text:p>
          </table:table-cell>
          <table:table-cell table:style-name="ce22" table:formula="of:=IF([.BA5]&lt;&gt;0;[.AU5]/[.BA5];&quot;NA&quot;)" office:value-type="percentage" office:value="4">
            <text:p>400.0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AG$26:.$AG$58];[.AT5])" office:value-type="float" office:value="8">
            <text:p>8</text:p>
          </table:table-cell>
          <table:table-cell table:style-name="ce23" table:formula="of:=[.AU5]/[.$AU$10]" office:value-type="percentage" office:value="0.242424242424242">
            <text:p>24.24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9:.$AG$93];[.AZ5])" office:value-type="float" office:value="2">
            <text:p>2</text:p>
          </table:table-cell>
          <table:table-cell table:style-name="ce23" table:formula="of:=[.BA5]/[.$BA$10]" office:value-type="percentage" office:value="0.105263157894737">
            <text:p>10.53%</text:p>
          </table:table-cell>
          <table:table-cell table:style-name="ce12" table:number-columns-repeated="2"/>
          <table:table-cell table:number-columns-repeated="31"/>
          <table:table-cell table:style-name="ce21" table:formula="of:=[.CL5]-[.CN5]" office:value-type="percentage" office:value="0.133333333333333">
            <text:p>13.3%</text:p>
          </table:table-cell>
          <table:table-cell table:style-name="ce16" office:value-type="float" office:value="1">
            <text:p>1</text:p>
          </table:table-cell>
          <table:table-cell table:formula="of:=IF(([.$AU5]+[.$BA5])&lt;&gt;0;[.$AU5]/([.$AU5]+[.$BA5]);&quot;NA&quot;)" office:value-type="float" office:value="0.8">
            <text:p>0.8</text:p>
          </table:table-cell>
          <table:table-cell/>
          <table:table-cell table:formula="of:=IF(([.$AU$4]+[.$BA$4])&lt;&gt;0;[.CW5]/([.$AU$4]+[.$BA$4]);&quot;NA&quot;)" office:value-type="float" office:value="0.666666666666667">
            <text:p>0.6666666667</text:p>
          </table:table-cell>
          <table:table-cell table:formula="of:=IF([.CW5]&lt;&gt;0;[.CQ5]/[.CW5];&quot;NA&quot;)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 table:formula="of:=COUNTIF([.$AG$21:.$AG$53];[.CP5])" office:value-type="float" office:value="1">
            <text:p>1</text:p>
          </table:table-cell>
          <table:table-cell table:style-name="ce23" table:formula="of:=[.CQ5]/[.$AU$10]" office:value-type="percentage" office:value="0.0303030303030303">
            <text:p>3.03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4:.$AG$88];[.CV5])" office:value-type="float" office:value="2">
            <text:p>2</text:p>
          </table:table-cell>
          <table:table-cell table:style-name="ce23" table:formula="of:=[.CW5]/[.$BA$10]" office:value-type="percentage" office:value="0.105263157894737">
            <text:p>10.53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6]+[.BA6])&lt;&gt;0;[.BA6]/([.AU6]+[.BA6]);&quot;NA&quot;)" office:value-type="percentage" office:value="0">
            <text:p>0.0%</text:p>
          </table:table-cell>
          <table:table-cell table:style-name="ce22" table:formula="of:=IF([.BA6]&lt;&gt;0;[.AU6]/[.BA6];&quot;NA&quot;)" office:value-type="string" office:string-value="NA">
            <text:p>NA</text:p>
          </table:table-cell>
          <table:table-cell table:style-name="ce12" office:value-type="float" office:value="3">
            <text:p>3</text:p>
          </table:table-cell>
          <table:table-cell table:style-name="ce12" table:formula="of:=COUNTIF([.$AG$26:.$AG$58];[.AT6])" office:value-type="float" office:value="8">
            <text:p>8</text:p>
          </table:table-cell>
          <table:table-cell table:style-name="ce23" table:formula="of:=[.AU6]/[.$AU$10]" office:value-type="percentage" office:value="0.242424242424242">
            <text:p>24.24%</text:p>
          </table:table-cell>
          <table:table-cell table:style-name="ce12"/>
          <table:table-cell table:style-name="ce12" table:formula="of:=SUM([.AV6:.AV8])" office:value-type="percentage" office:value="0.393939393939394">
            <text:p>39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9:.$AG$93];[.AZ6])" office:value-type="float" office:value="0">
            <text:p>0</text:p>
          </table:table-cell>
          <table:table-cell table:style-name="ce23" table:formula="of:=[.BA6]/[.$BA$10]" office:value-type="percentage" office:value="0">
            <text:p>0.00%</text:p>
          </table:table-cell>
          <table:table-cell table:style-name="ce12"/>
          <table:table-cell table:style-name="ce12" table:formula="of:=SUM([.BB6:.BB8])" office:value-type="percentage" office:value="0.263157894736842">
            <text:p>26%</text:p>
          </table:table-cell>
          <table:table-cell table:number-columns-repeated="31"/>
          <table:table-cell table:style-name="ce21" table:formula="of:=[.CL6]-[.CN6]" office:value-type="percentage" office:value="0.5">
            <text:p>50.0%</text:p>
          </table:table-cell>
          <table:table-cell table:style-name="ce16" office:value-type="float" office:value="2">
            <text:p>2</text:p>
          </table:table-cell>
          <table:table-cell table:style-name="ce22" table:formula="of:=IF(([.$AU6]+[.$BA6])&lt;&gt;0;[.$AU6]/([.$AU6]+[.$BA6]);&quot;NA&quot;)" office:value-type="percentage" office:value="1">
            <text:p>100.0%</text:p>
          </table:table-cell>
          <table:table-cell/>
          <table:table-cell table:style-name="ce22" table:formula="of:=IF(([.CQ6]+[.CW6])&lt;&gt;0;[.CW6]/([.CQ6]+[.CW6]);&quot;NA&quot;)" office:value-type="percentage" office:value="0.5">
            <text:p>50.0%</text:p>
          </table:table-cell>
          <table:table-cell table:style-name="ce22" table:formula="of:=IF([.CW6]&lt;&gt;0;[.CQ6]/[.CW6];&quot;NA&quot;)" office:value-type="percentage" office:value="1">
            <text:p>100.0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AG$21:.$AG$53];[.CP6])" office:value-type="float" office:value="5">
            <text:p>5</text:p>
          </table:table-cell>
          <table:table-cell table:style-name="ce23" table:formula="of:=[.CQ6]/[.$AU$10]" office:value-type="percentage" office:value="0.151515151515152">
            <text:p>15.15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4:.$AG$88];[.CV6])" office:value-type="float" office:value="5">
            <text:p>5</text:p>
          </table:table-cell>
          <table:table-cell table:style-name="ce23" table:formula="of:=[.CW6]/[.$BA$10]" office:value-type="percentage" office:value="0.263157894736842">
            <text:p>26.32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7]+[.BA7])&lt;&gt;0;[.BA7]/([.AU7]+[.BA7]);&quot;NA&quot;)" office:value-type="percentage" office:value="0.5">
            <text:p>50.0%</text:p>
          </table:table-cell>
          <table:table-cell table:style-name="ce22" table:formula="of:=IF([.BA7]&lt;&gt;0;[.AU7]/[.BA7];&quot;NA&quot;)" office:value-type="percentage" office:value="1">
            <text:p>100.0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AG$26:.$AG$58];[.AT7])" office:value-type="float" office:value="5">
            <text:p>5</text:p>
          </table:table-cell>
          <table:table-cell table:style-name="ce23" table:formula="of:=[.AU7]/[.$AU$10]" office:value-type="percentage" office:value="0.151515151515152">
            <text:p>15.15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9:.$AG$93];[.AZ7])" office:value-type="float" office:value="5">
            <text:p>5</text:p>
          </table:table-cell>
          <table:table-cell table:style-name="ce23" table:formula="of:=[.BA7]/[.$BA$10]" office:value-type="percentage" office:value="0.263157894736842">
            <text:p>26.32%</text:p>
          </table:table-cell>
          <table:table-cell table:style-name="ce12" table:number-columns-repeated="2"/>
          <table:table-cell table:number-columns-repeated="31"/>
          <table:table-cell table:style-name="ce21" table:formula="of:=[.CL7]-[.CN7]" office:value-type="percentage" office:value="0.5">
            <text:p>50.0%</text:p>
          </table:table-cell>
          <table:table-cell table:style-name="ce16" office:value-type="float" office:value="3">
            <text:p>3</text:p>
          </table:table-cell>
          <table:table-cell table:style-name="ce22" table:formula="of:=IF(([.$AU7]+[.$BA7])&lt;&gt;0;[.$AU7]/([.$AU7]+[.$BA7]);&quot;NA&quot;)" office:value-type="percentage" office:value="0.5">
            <text:p>50.0%</text:p>
          </table:table-cell>
          <table:table-cell/>
          <table:table-cell table:style-name="ce22" table:formula="of:=IF(([.CQ7]+[.CW7])&lt;&gt;0;[.CW7]/([.CQ7]+[.CW7]);&quot;NA&quot;)" office:value-type="percentage" office:value="0">
            <text:p>0.0%</text:p>
          </table:table-cell>
          <table:table-cell table:style-name="ce22" table:formula="of:=IF([.CW7]&lt;&gt;0;[.CQ7]/[.CW7];&quot;NA&quot;)" office:value-type="string" office:string-value="NA">
            <text:p>NA</text:p>
          </table:table-cell>
          <table:table-cell table:style-name="ce12" office:value-type="float" office:value="3">
            <text:p>3</text:p>
          </table:table-cell>
          <table:table-cell table:style-name="ce12" table:formula="of:=COUNTIF([.$AG$21:.$AG$53];[.CP7])" office:value-type="float" office:value="8">
            <text:p>8</text:p>
          </table:table-cell>
          <table:table-cell table:style-name="ce23" table:formula="of:=[.CQ7]/[.$AU$10]" office:value-type="percentage" office:value="0.242424242424242">
            <text:p>24.24%</text:p>
          </table:table-cell>
          <table:table-cell table:style-name="ce12"/>
          <table:table-cell table:style-name="ce12" table:formula="of:=SUM([.CR7:.CR9])" office:value-type="percentage" office:value="0.363636363636364">
            <text:p>36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4:.$AG$88];[.CV7])" office:value-type="float" office:value="0">
            <text:p>0</text:p>
          </table:table-cell>
          <table:table-cell table:style-name="ce23" table:formula="of:=[.CW7]/[.$BA$10]" office:value-type="percentage" office:value="0">
            <text:p>0.00%</text:p>
          </table:table-cell>
          <table:table-cell table:style-name="ce12"/>
          <table:table-cell table:style-name="ce12" table:formula="of:=SUM([.CX7:.CX9])" office:value-type="percentage" office:value="0.31578947368421">
            <text:p>32%</text:p>
          </table:table-cell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8]+[.BA8])&lt;&gt;0;[.BA8]/([.AU8]+[.BA8]);&quot;NA&quot;)" office:value-type="string" office:string-value="NA">
            <text:p>NA</text:p>
          </table:table-cell>
          <table:table-cell table:style-name="ce22" table:formula="of:=IF([.BA8]&lt;&gt;0;[.AU8]/[.BA8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AG$26:.$AG$58];[.AT8])" office:value-type="float" office:value="0">
            <text:p>0</text:p>
          </table:table-cell>
          <table:table-cell table:style-name="ce23" table:formula="of:=[.AU8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9:.$AG$93];[.AZ8])" office:value-type="float" office:value="0">
            <text:p>0</text:p>
          </table:table-cell>
          <table:table-cell table:style-name="ce23" table:formula="of:=[.BA8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ce21" table:formula="of:=[.CL8]-[.CN8]" office:value-type="percentage" office:value="0">
            <text:p>#VALUE!</text:p>
          </table:table-cell>
          <table:table-cell table:style-name="ce16" office:value-type="float" office:value="4">
            <text:p>4</text:p>
          </table:table-cell>
          <table:table-cell table:style-name="ce22" table:formula="of:=IF(([.$AU8]+[.$BA8])&lt;&gt;0;[.$AU8]/([.$AU8]+[.$BA8]);&quot;NA&quot;)" office:value-type="string" office:string-value="NA">
            <text:p>NA</text:p>
          </table:table-cell>
          <table:table-cell/>
          <table:table-cell table:style-name="ce22" table:formula="of:=IF(([.CQ8]+[.CW8])&lt;&gt;0;[.CW8]/([.CQ8]+[.CW8]);&quot;NA&quot;)" office:value-type="percentage" office:value="0.6">
            <text:p>60.0%</text:p>
          </table:table-cell>
          <table:table-cell table:style-name="ce22" table:formula="of:=IF([.CW8]&lt;&gt;0;[.CQ8]/[.CW8];&quot;NA&quot;)" office:value-type="percentage" office:value="0.666666666666667">
            <text:p>66.7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AG$21:.$AG$53];[.CP8])" office:value-type="float" office:value="4">
            <text:p>4</text:p>
          </table:table-cell>
          <table:table-cell table:style-name="ce23" table:formula="of:=[.CQ8]/[.$AU$10]" office:value-type="percentage" office:value="0.121212121212121">
            <text:p>12.12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4:.$AG$88];[.CV8])" office:value-type="float" office:value="6">
            <text:p>6</text:p>
          </table:table-cell>
          <table:table-cell table:style-name="ce23" table:formula="of:=[.CW8]/[.$BA$10]" office:value-type="percentage" office:value="0.31578947368421">
            <text:p>31.58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9]+[.BA9])&lt;&gt;0;[.BA9]/([.AU9]+[.BA9]);&quot;NA&quot;)" office:value-type="string" office:string-value="NA">
            <text:p>NA</text:p>
          </table:table-cell>
          <table:table-cell table:style-name="ce22" table:formula="of:=IF([.BA9]&lt;&gt;0;[.AU9]/[.BA9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AG$26:.$AG$58];[.AT9])" office:value-type="float" office:value="0">
            <text:p>0</text:p>
          </table:table-cell>
          <table:table-cell table:style-name="ce23" table:formula="of:=[.AU9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9:.$AG$93];[.AZ9])" office:value-type="float" office:value="0">
            <text:p>0</text:p>
          </table:table-cell>
          <table:table-cell table:style-name="ce23" table:formula="of:=[.BA9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ce21" table:formula="of:=[.CL9]-[.CN9]" office:value-type="percentage" office:value="0">
            <text:p>#VALUE!</text:p>
          </table:table-cell>
          <table:table-cell table:style-name="ce16" office:value-type="float" office:value="5">
            <text:p>5</text:p>
          </table:table-cell>
          <table:table-cell table:style-name="ce22" table:formula="of:=IF(([.$AU9]+[.$BA9])&lt;&gt;0;[.$AU9]/([.$AU9]+[.$BA9]);&quot;NA&quot;)" office:value-type="string" office:string-value="NA">
            <text:p>NA</text:p>
          </table:table-cell>
          <table:table-cell/>
          <table:table-cell table:style-name="ce22" table:formula="of:=IF(([.CQ9]+[.CW9])&lt;&gt;0;[.CW9]/([.CQ9]+[.CW9]);&quot;NA&quot;)" office:value-type="string" office:string-value="NA">
            <text:p>NA</text:p>
          </table:table-cell>
          <table:table-cell table:style-name="ce22" table:formula="of:=IF([.CW9]&lt;&gt;0;[.CQ9]/[.CW9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AG$21:.$AG$53];[.CP9])" office:value-type="float" office:value="0">
            <text:p>0</text:p>
          </table:table-cell>
          <table:table-cell table:style-name="ce23" table:formula="of:=[.CQ9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4:.$AG$88];[.CV9])" office:value-type="float" office:value="0">
            <text:p>0</text:p>
          </table:table-cell>
          <table:table-cell table:style-name="ce23" table:formula="of:=[.CW9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45"/>
          <table:table-cell table:style-name="ce12" office:value-type="string">
            <text:p>total=</text:p>
          </table:table-cell>
          <table:table-cell table:style-name="ce12" table:formula="of:=COUNTA([.AR26:.AR58])" office:value-type="float" office:value="33">
            <text:p>33</text:p>
          </table:table-cell>
          <table:table-cell table:style-name="ce12" table:formula="of:=SUM([.AV4:.AV9])" office:value-type="percentage" office:value="0.666666666666667">
            <text:p>67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9:.$AR$93])" office:value-type="float" office:value="19">
            <text:p>19</text:p>
          </table:table-cell>
          <table:table-cell table:style-name="ce12" table:formula="of:=SUM([.BB4:.BB9])" office:value-type="percentage" office:value="0.473684210526316">
            <text:p>47%</text:p>
          </table:table-cell>
          <table:table-cell table:style-name="ce12" table:number-columns-repeated="2"/>
          <table:table-cell table:number-columns-repeated="31"/>
          <table:table-cell table:style-name="ce21" table:formula="of:=[.CL10]-[.CN10]" office:value-type="percentage" office:value="0">
            <text:p>#VALUE!</text:p>
          </table:table-cell>
          <table:table-cell table:style-name="ce16" office:value-type="float" office:value="6">
            <text:p>6</text:p>
          </table:table-cell>
          <table:table-cell table:style-name="ce22" table:formula="of:=IF(([.$AU10]+[.$BA10])&lt;&gt;0;[.$AU10]/([.$AU10]+[.$BA10]);&quot;NA&quot;)" office:value-type="percentage" office:value="0.634615384615385">
            <text:p>63.5%</text:p>
          </table:table-cell>
          <table:table-cell/>
          <table:table-cell table:style-name="ce22" table:formula="of:=IF(([.CQ10]+[.CW10])&lt;&gt;0;[.CW10]/([.CQ10]+[.CW10]);&quot;NA&quot;)" office:value-type="string" office:string-value="NA">
            <text:p>NA</text:p>
          </table:table-cell>
          <table:table-cell table:style-name="ce22" table:formula="of:=IF([.CW10]&lt;&gt;0;[.CQ10]/[.CW10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AG$21:.$AG$53];[.CP10])" office:value-type="float" office:value="0">
            <text:p>0</text:p>
          </table:table-cell>
          <table:table-cell table:style-name="ce23" table:formula="of:=[.CQ10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4:.$AG$88];[.CV10])" office:value-type="float" office:value="0">
            <text:p>0</text:p>
          </table:table-cell>
          <table:table-cell table:style-name="ce23" table:formula="of:=[.CW10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93"/>
          <table:table-cell table:style-name="ce12" office:value-type="string">
            <text:p>total=</text:p>
          </table:table-cell>
          <table:table-cell table:style-name="ce12" table:formula="of:=COUNTA([.CN22:.CN54])" office:value-type="float" office:value="0">
            <text:p>0</text:p>
          </table:table-cell>
          <table:table-cell table:style-name="ce12" table:formula="of:=SUM([.CR5:.CR10])" office:value-type="percentage" office:value="0.545454545454545">
            <text:p>55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4:.$AR$88])" office:value-type="float" office:value="24">
            <text:p>24</text:p>
          </table:table-cell>
          <table:table-cell table:style-name="ce12" table:formula="of:=SUM([.CX5:.CX10])" office:value-type="percentage" office:value="0.68421052631579">
            <text:p>68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[05/20/2020 13:43:42 / FxUtilitiesController.php:253]</text:p>
          </table:table-cell>
          <table:table-cell table:number-columns-repeated="1014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13"/>
        </table:table-row>
        <table:table-row table:style-name="ro2">
          <table:table-cell office:value-type="string">
            <text:p>period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13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101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13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13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1013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20_134342_510097).dat</text:p>
          </table:table-cell>
          <table:table-cell table:number-columns-repeated="1013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18_143757[eap-2.id-1].[AUDJPY-5].dir</text:p>
          </table:table-cell>
          <table:table-cell table:number-columns-repeated="83"/>
          <table:table-cell office:value-type="string">
            <text:p>total=</text:p>
          </table:table-cell>
          <table:table-cell table:formula="of:=COUNTA([.CH26:.CH77])" office:value-type="float" office:value="52">
            <text:p>52</text:p>
          </table:table-cell>
          <table:table-cell table:number-columns-repeated="928"/>
        </table:table-row>
        <table:table-row table:style-name="ro2">
          <table:table-cell table:number-columns-repeated="1015"/>
        </table:table-row>
        <table:table-row table:style-name="ro3">
          <table:table-cell table:style-name="ce11" office:value-type="string">
            <text:p>[2020.05.18 13:41:33 / lib_ea_2.mqh:2103]</text:p>
          </table:table-cell>
          <table:table-cell table:style-name="ce13" office:value-type="string">
            <text:p>ticket-num</text:p>
          </table:table-cell>
          <table:table-cell table:style-name="ce13" office:value-type="string">
            <text:p>curr.datetime</text:p>
          </table:table-cell>
          <table:table-cell table:style-name="ce13" office:value-type="string">
            <text:p>Close.-9</text:p>
          </table:table-cell>
          <table:table-cell table:style-name="ce13" office:value-type="string">
            <text:p>Close.-8</text:p>
          </table:table-cell>
          <table:table-cell table:style-name="ce13" office:value-type="string">
            <text:p>Close.-7</text:p>
          </table:table-cell>
          <table:table-cell table:style-name="ce13" office:value-type="string">
            <text:p>Close.-6</text:p>
          </table:table-cell>
          <table:table-cell table:style-name="ce13" office:value-type="string">
            <text:p>Close.-5</text:p>
          </table:table-cell>
          <table:table-cell table:style-name="ce13" office:value-type="string">
            <text:p>Close.-4</text:p>
          </table:table-cell>
          <table:table-cell table:style-name="ce13" office:value-type="string">
            <text:p>Close.-3</text:p>
          </table:table-cell>
          <table:table-cell table:style-name="ce13" office:value-type="string">
            <text:p>Close.-2</text:p>
          </table:table-cell>
          <table:table-cell table:style-name="ce13" office:value-type="string">
            <text:p>Close.-1</text:p>
          </table:table-cell>
          <table:table-cell table:style-name="ce13" office:value-type="string">
            <text:p>u/d.-9</text:p>
          </table:table-cell>
          <table:table-cell table:style-name="ce13" office:value-type="string">
            <text:p>u/d.-8</text:p>
          </table:table-cell>
          <table:table-cell table:style-name="ce13" office:value-type="string">
            <text:p>u/d.-7</text:p>
          </table:table-cell>
          <table:table-cell table:style-name="ce13" office:value-type="string">
            <text:p>u/d.-6</text:p>
          </table:table-cell>
          <table:table-cell table:style-name="ce13" office:value-type="string">
            <text:p>u/d.-5</text:p>
          </table:table-cell>
          <table:table-cell table:style-name="ce13" office:value-type="string">
            <text:p>u/d.-4</text:p>
          </table:table-cell>
          <table:table-cell table:style-name="ce13" office:value-type="string">
            <text:p>u/d.-3</text:p>
          </table:table-cell>
          <table:table-cell table:style-name="ce13" office:value-type="string">
            <text:p>u/d.-2</text:p>
          </table:table-cell>
          <table:table-cell table:style-name="ce13" office:value-type="string">
            <text:p>u/d.-1</text:p>
          </table:table-cell>
          <table:table-cell table:style-name="ce13" office:value-type="string">
            <text:p>width.-9</text:p>
          </table:table-cell>
          <table:table-cell table:style-name="ce13" office:value-type="string">
            <text:p>width.-8</text:p>
          </table:table-cell>
          <table:table-cell table:style-name="ce13" office:value-type="string">
            <text:p>width.-7</text:p>
          </table:table-cell>
          <table:table-cell table:style-name="ce13" office:value-type="string">
            <text:p>width.-6</text:p>
          </table:table-cell>
          <table:table-cell table:style-name="ce13" office:value-type="string">
            <text:p>width.-5</text:p>
          </table:table-cell>
          <table:table-cell table:style-name="ce13" office:value-type="string">
            <text:p>width.-4</text:p>
          </table:table-cell>
          <table:table-cell table:style-name="ce13" office:value-type="string">
            <text:p>width.-3</text:p>
          </table:table-cell>
          <table:table-cell table:style-name="ce13" office:value-type="string">
            <text:p>width.-2</text:p>
          </table:table-cell>
          <table:table-cell table:style-name="ce13" office:value-type="string">
            <text:p>width.-1</text:p>
          </table:table-cell>
          <table:table-cell table:style-name="ce13" office:value-type="string">
            <text:p>w-level.-9</text:p>
          </table:table-cell>
          <table:table-cell table:style-name="ce13" office:value-type="string">
            <text:p>w-level.-8</text:p>
          </table:table-cell>
          <table:table-cell table:style-name="ce13" office:value-type="string">
            <text:p>w-level.-7</text:p>
          </table:table-cell>
          <table:table-cell table:style-name="ce13" office:value-type="string">
            <text:p>w-level.-6</text:p>
          </table:table-cell>
          <table:table-cell table:style-name="ce13" office:value-type="string">
            <text:p>w-level.-5</text:p>
          </table:table-cell>
          <table:table-cell table:style-name="ce13" office:value-type="string">
            <text:p>w-level.-4</text:p>
          </table:table-cell>
          <table:table-cell table:style-name="ce13" office:value-type="string">
            <text:p>w-level.-3</text:p>
          </table:table-cell>
          <table:table-cell table:style-name="ce13" office:value-type="string">
            <text:p>w-level.-2</text:p>
          </table:table-cell>
          <table:table-cell table:style-name="ce13" office:value-type="string">
            <text:p>w-level.-1</text:p>
          </table:table-cell>
          <table:table-cell table:style-name="ce13" office:value-type="string">
            <text:p>MFI.-9</text:p>
          </table:table-cell>
          <table:table-cell table:style-name="ce13" office:value-type="string">
            <text:p>MFI.-8</text:p>
          </table:table-cell>
          <table:table-cell table:style-name="ce13" office:value-type="string">
            <text:p>MFI.-7</text:p>
          </table:table-cell>
          <table:table-cell table:style-name="ce13" office:value-type="string">
            <text:p>MFI.-6</text:p>
          </table:table-cell>
          <table:table-cell table:style-name="ce13" office:value-type="string">
            <text:p>MFI.-5</text:p>
          </table:table-cell>
          <table:table-cell table:style-name="ce17" office:value-type="string">
            <text:p>MFI.-4</text:p>
          </table:table-cell>
          <table:table-cell table:style-name="ce17" office:value-type="string">
            <text:p>MFI.-3</text:p>
          </table:table-cell>
          <table:table-cell table:style-name="ce17" office:value-type="string">
            <text:p>MFI.-2</text:p>
          </table:table-cell>
          <table:table-cell table:style-name="ce17" office:value-type="string">
            <text:p>MFI.-1</text:p>
          </table:table-cell>
          <table:table-cell table:style-name="ce17" office:value-type="string">
            <text:p>RSI.-9</text:p>
          </table:table-cell>
          <table:table-cell table:style-name="ce17" office:value-type="string">
            <text:p>RSI.-8</text:p>
          </table:table-cell>
          <table:table-cell table:style-name="ce17" office:value-type="string">
            <text:p>RSI.-7</text:p>
          </table:table-cell>
          <table:table-cell table:style-name="ce17" office:value-type="string">
            <text:p>RSI.-6</text:p>
          </table:table-cell>
          <table:table-cell table:style-name="ce17" office:value-type="string">
            <text:p>RSI.-5</text:p>
          </table:table-cell>
          <table:table-cell table:style-name="ce17" office:value-type="string">
            <text:p>RSI.-4</text:p>
          </table:table-cell>
          <table:table-cell table:style-name="ce17" office:value-type="string">
            <text:p>RSI.-3</text:p>
          </table:table-cell>
          <table:table-cell table:style-name="ce17" office:value-type="string">
            <text:p>RSI.-2</text:p>
          </table:table-cell>
          <table:table-cell table:style-name="ce17" office:value-type="string">
            <text:p>RSI.-1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17" office:value-type="string">
            <text:p>BB-loc.-9</text:p>
          </table:table-cell>
          <table:table-cell table:style-name="ce17" office:value-type="string">
            <text:p>BB-loc.-8</text:p>
          </table:table-cell>
          <table:table-cell table:style-name="ce17" office:value-type="string">
            <text:p>BB-loc.-7</text:p>
          </table:table-cell>
          <table:table-cell table:style-name="ce17" office:value-type="string">
            <text:p>BB-loc.-6</text:p>
          </table:table-cell>
          <table:table-cell table:style-name="ce17" office:value-type="string">
            <text:p>BB-loc.-5</text:p>
          </table:table-cell>
          <table:table-cell table:style-name="ce17" office:value-type="string">
            <text:p>BB-loc.-4</text:p>
          </table:table-cell>
          <table:table-cell table:style-name="ce17" office:value-type="string">
            <text:p>BB-loc.-3</text:p>
          </table:table-cell>
          <table:table-cell table:style-name="ce17" office:value-type="string">
            <text:p>BB-loc.-2</text:p>
          </table:table-cell>
          <table:table-cell table:style-name="ce20" office:value-type="string">
            <text:p>BB-loc.-1</text:p>
          </table:table-cell>
          <table:table-cell table:style-name="ce20" table:number-columns-repeated="10"/>
          <table:table-cell table:style-name="ce20" office:value-type="string">
            <text:p>profit</text:p>
          </table:table-cell>
          <table:table-cell table:style-name="ce24" table:number-columns-repeated="929"/>
        </table:table-row>
        <table:table-row table:style-name="ro2">
          <table:table-cell table:style-name="ce12" office:value-type="float" office:value="50">
            <text:p>50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0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9" office:value-type="float" office:value="66.53788">
            <text:p>67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98">
            <text:p>69.798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89">
            <text:p>69.89</text:p>
          </table:table-cell>
          <table:table-cell table:style-name="ce12" office:value-type="string">
            <text:p>2020.05.18 16:54:46</text:p>
          </table:table-cell>
          <table:table-cell table:style-name="ce12" office:value-type="float" office:value="69.74">
            <text:p>69.74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8">
            <text:p>8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0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number-columns-repeated="7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063">
            <text:p>69.063</text:p>
          </table:table-cell>
          <table:table-cell table:style-name="ce12" office:value-type="float" office:value="69.213">
            <text:p>69.213</text:p>
          </table:table-cell>
          <table:table-cell table:style-name="ce12" office:value-type="string">
            <text:p>2020.05.18 10:13:27</text:p>
          </table:table-cell>
          <table:table-cell table:style-name="ce12" office:value-type="float" office:value="69.063">
            <text:p>69.063</text:p>
          </table:table-cell>
          <table:table-cell table:style-name="ce19" office:value-type="float" office:value="-5400">
            <text:p>-5,400</text:p>
          </table:table-cell>
          <table:table-cell table:number-columns-repeated="929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0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9" office:value-type="float" office:value="81.36974">
            <text:p>81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6">
            <text:p>69.326</text:p>
          </table:table-cell>
          <table:table-cell table:style-name="ce12" office:value-type="float" office:value="69.27">
            <text:p>69.27</text:p>
          </table:table-cell>
          <table:table-cell table:style-name="ce12" office:value-type="float" office:value="69.42">
            <text:p>69.42</text:p>
          </table:table-cell>
          <table:table-cell table:style-name="ce12" office:value-type="string">
            <text:p>2020.05.18 14:36:28</text:p>
          </table:table-cell>
          <table:table-cell table:style-name="ce12" office:value-type="float" office:value="69.27">
            <text:p>69.2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3">
            <text:p>13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9" office:value-type="float" office:value="61.26995">
            <text:p>61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table:number-columns-repeated="7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1">
            <text:p>69.161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200">
            <text:p>200</text:p>
          </table:table-cell>
          <table:table-cell table:number-columns-repeated="929"/>
        </table:table-row>
        <table:table-row table:style-name="ro2">
          <table:table-cell table:style-name="ce12" office:value-type="float" office:value="49">
            <text:p>49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0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9" office:value-type="float" office:value="71.29264">
            <text:p>71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3">
            <text:p>69.733</text:p>
          </table:table-cell>
          <table:table-cell table:style-name="ce12" office:value-type="float" office:value="69.777">
            <text:p>69.777</text:p>
          </table:table-cell>
          <table:table-cell table:style-name="ce12" office:value-type="float" office:value="69.927">
            <text:p>69.927</text:p>
          </table:table-cell>
          <table:table-cell table:style-name="ce12" office:value-type="string">
            <text:p>2020.05.18 16:50:49</text:p>
          </table:table-cell>
          <table:table-cell table:style-name="ce12" office:value-type="float" office:value="69.777">
            <text:p>69.777</text:p>
          </table:table-cell>
          <table:table-cell table:style-name="ce19" office:value-type="float" office:value="4400">
            <text:p>4,400</text:p>
          </table:table-cell>
          <table:table-cell table:number-columns-repeated="929"/>
        </table:table-row>
        <table:table-row table:style-name="ro2">
          <table:table-cell table:style-name="ce12" office:value-type="float" office:value="7">
            <text:p>7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039">
            <text:p>69.039</text:p>
          </table:table-cell>
          <table:table-cell table:style-name="ce12" office:value-type="float" office:value="69.189">
            <text:p>69.189</text:p>
          </table:table-cell>
          <table:table-cell table:style-name="ce12" office:value-type="string">
            <text:p>2020.05.18 10:28:13</text:p>
          </table:table-cell>
          <table:table-cell table:style-name="ce12" office:value-type="float" office:value="69.039">
            <text:p>69.039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33">
            <text:p>33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0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9" office:value-type="float" office:value="75.81733">
            <text:p>76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5">
            <text:p>69.325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0500">
            <text:p>10,500</text:p>
          </table:table-cell>
          <table:table-cell table:number-columns-repeated="929"/>
        </table:table-row>
        <table:table-row table:style-name="ro2">
          <table:table-cell table:style-name="ce12" office:value-type="float" office:value="36">
            <text:p>36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0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2" office:value-type="float" office:value="80.69466">
            <text:p>80.69466</text:p>
          </table:table-cell>
          <table:table-cell table:style-name="ce12" office:value-type="float" office:value="80.80645">
            <text:p>80.80645</text:p>
          </table:table-cell>
          <table:table-cell table:style-name="ce19" office:value-type="float" office:value="81.41803">
            <text:p>81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9.36523">
            <text:p>69.36523</text:p>
          </table:table-cell>
          <table:table-cell office:value-type="float" office:value="70.17161">
            <text:p>70.17161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71">
            <text:p>69.371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38">
            <text:p>38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0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9" office:value-type="float" office:value="68.48405">
            <text:p>68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3">
            <text:p>69.553</text:p>
          </table:table-cell>
          <table:table-cell table:style-name="ce12" office:value-type="float" office:value="69.497">
            <text:p>69.497</text:p>
          </table:table-cell>
          <table:table-cell table:style-name="ce12" office:value-type="float" office:value="69.647">
            <text:p>69.647</text:p>
          </table:table-cell>
          <table:table-cell table:style-name="ce12" office:value-type="string">
            <text:p>2020.05.18 15:43:10</text:p>
          </table:table-cell>
          <table:table-cell table:style-name="ce12" office:value-type="float" office:value="69.497">
            <text:p>69.49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2">
            <text:p>12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0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0.95195">
            <text:p>60.95195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9" office:value-type="float" office:value="62.08816">
            <text:p>62</text:p>
          </table:table-cell>
          <table:table-cell office:value-type="float" office:value="61.26995">
            <text:p>61.26995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7">
            <text:p>69.167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-400">
            <text:p>-400</text:p>
          </table:table-cell>
          <table:table-cell table:number-columns-repeated="929"/>
        </table:table-row>
        <table:table-row table:style-name="ro2">
          <table:table-cell table:style-name="ce12" office:value-type="float" office:value="48">
            <text:p>48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0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9" office:value-type="float" office:value="71.20176">
            <text:p>71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91">
            <text:p>69.691</text:p>
          </table:table-cell>
          <table:table-cell table:style-name="ce12" office:value-type="float" office:value="69.772">
            <text:p>69.772</text:p>
          </table:table-cell>
          <table:table-cell table:style-name="ce12" office:value-type="float" office:value="69.922">
            <text:p>69.922</text:p>
          </table:table-cell>
          <table:table-cell table:style-name="ce12" office:value-type="string">
            <text:p>2020.05.18 16:42:38</text:p>
          </table:table-cell>
          <table:table-cell table:style-name="ce12" office:value-type="float" office:value="69.772">
            <text:p>69.772</text:p>
          </table:table-cell>
          <table:table-cell table:style-name="ce19" office:value-type="float" office:value="8100">
            <text:p>8,100</text:p>
          </table:table-cell>
          <table:table-cell table:number-columns-repeated="929"/>
        </table:table-row>
        <table:table-row table:style-name="ro2">
          <table:table-cell table:style-name="ce12" office:value-type="float" office:value="9">
            <text:p>9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0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style-name="ce14" office:value-type="float" office:value="69.07">
            <text:p>69.07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4" office:value-type="float" office:value="-0.043">
            <text:p>-0.04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61.62516">
            <text:p>61.62516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59.73273">
            <text:p>59.73273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style-name="ce18" office:value-type="float" office:value="2.32995">
            <text:p>2.32995</text:p>
          </table:table-cell>
          <table:table-cell table:number-columns-repeated="6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4">
            <text:p>69.084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4700">
            <text:p>4,700</text:p>
          </table:table-cell>
          <table:table-cell table:number-columns-repeated="929"/>
        </table:table-row>
        <table:table-row table:style-name="ro2">
          <table:table-cell table:style-name="ce12" office:value-type="float" office:value="14">
            <text:p>14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0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9" office:value-type="float" office:value="61.41768">
            <text:p>61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15">
            <text:p>69.115</text:p>
          </table:table-cell>
          <table:table-cell table:style-name="ce12" office:value-type="float" office:value="69.265">
            <text:p>69.265</text:p>
          </table:table-cell>
          <table:table-cell table:style-name="ce12" office:value-type="string">
            <text:p>2020.05.18 11:41:30</text:p>
          </table:table-cell>
          <table:table-cell table:style-name="ce12" office:value-type="float" office:value="69.115">
            <text:p>69.115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35">
            <text:p>35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9" office:value-type="float" office:value="80.69466">
            <text:p>81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09">
            <text:p>69.309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2100">
            <text:p>12,100</text:p>
          </table:table-cell>
          <table:table-cell table:number-columns-repeated="929"/>
        </table:table-row>
        <table:table-row table:style-name="ro2">
          <table:table-cell table:style-name="ce12" office:value-type="float" office:value="51">
            <text:p>51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9" office:value-type="float" office:value="64.58608">
            <text:p>65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0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4.2997">
            <text:p>64.2997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9" office:value-type="float" office:value="64.14693">
            <text:p>64</text:p>
          </table:table-cell>
          <table:table-cell office:value-type="float" office:value="69.67563">
            <text:p>69.67563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5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49">
            <text:p>69.249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5600">
            <text:p>5,600</text:p>
          </table:table-cell>
          <table:table-cell table:number-columns-repeated="929"/>
        </table:table-row>
        <table:table-row table:style-name="ro2">
          <table:table-cell table:style-name="ce12" office:value-type="float" office:value="39">
            <text:p>39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0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2" office:value-type="float" office:value="68.48405">
            <text:p>68.48405</text:p>
          </table:table-cell>
          <table:table-cell table:style-name="ce19" office:value-type="float" office:value="70.0461">
            <text:p>70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71.20614">
            <text:p>71.20614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24">
            <text:p>69.524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1400">
            <text:p>1,400</text:p>
          </table:table-cell>
          <table:table-cell table:number-columns-repeated="929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0</text:p>
          </table:table-cell>
          <table:table-cell table:style-name="ce12" office:value-type="float" office:value="69.004">
            <text:p>69.004</text:p>
          </table:table-cell>
          <table:table-cell table:style-name="ce12" office:value-type="float" office:value="69.02">
            <text:p>69.02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0.005">
            <text:p>-0.005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4.10903">
            <text:p>54.10903</text:p>
          </table:table-cell>
          <table:table-cell table:style-name="ce12" office:value-type="float" office:value="53.77135">
            <text:p>53.77135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9" office:value-type="float" office:value="54.57187">
            <text:p>55</text:p>
          </table:table-cell>
          <table:table-cell office:value-type="float" office:value="61.0021">
            <text:p>61.0021</text:p>
          </table:table-cell>
          <table:table-cell office:value-type="float" office:value="67.1829">
            <text:p>67.1829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56.17091">
            <text:p>56.17091</text:p>
          </table:table-cell>
          <table:table-cell office:value-type="float" office:value="57.91386">
            <text:p>57.91386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0.1912">
            <text:p>0.1912</text:p>
          </table:table-cell>
          <table:table-cell office:value-type="float" office:value="0.32955">
            <text:p>0.32955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6">
            <text:p>69.076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500">
            <text:p>5,500</text:p>
          </table:table-cell>
          <table:table-cell table:number-columns-repeated="929"/>
        </table:table-row>
        <table:table-row table:style-name="ro2">
          <table:table-cell table:style-name="ce12" office:value-type="float" office:value="31">
            <text:p>31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0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9" office:value-type="float" office:value="69.67563">
            <text:p>70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6">
            <text:p>69.26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4500">
            <text:p>4,500</text:p>
          </table:table-cell>
          <table:table-cell table:number-columns-repeated="929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0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69.73">
            <text:p>69.7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0.001">
            <text:p>0.001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2" office:value-type="float" office:value="64.58608">
            <text:p>64.58608</text:p>
          </table:table-cell>
          <table:table-cell table:style-name="ce19" office:value-type="float" office:value="69.82961">
            <text:p>70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0.07202">
            <text:p>60.07202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67.71944">
            <text:p>67.7194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4.9868">
            <text:p>4.986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8">
            <text:p>69.738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4" office:value-type="float" office:value="68.931">
            <text:p>68.931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.035">
            <text:p>0.035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48.58482">
            <text:p>48.58482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47.83393">
            <text:p>47.83393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-0.4726">
            <text:p>-0.47260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25">
            <text:p>69.025</text:p>
          </table:table-cell>
          <table:table-cell table:style-name="ce12" office:value-type="float" office:value="69.055">
            <text:p>69.055</text:p>
          </table:table-cell>
          <table:table-cell table:style-name="ce12" office:value-type="float" office:value="69.205">
            <text:p>69.205</text:p>
          </table:table-cell>
          <table:table-cell table:style-name="ce12" office:value-type="string">
            <text:p>2020.05.18 10:07:32</text:p>
          </table:table-cell>
          <table:table-cell table:style-name="ce12" office:value-type="float" office:value="69.055">
            <text:p>69.055</text:p>
          </table:table-cell>
          <table:table-cell table:style-name="ce19" office:value-type="float" office:value="3000">
            <text:p>3,000</text:p>
          </table:table-cell>
          <table:table-cell table:number-columns-repeated="929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9" office:value-type="float" office:value="69.94441">
            <text:p>70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8">
            <text:p>69.28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9.36523">
            <text:p>69.36523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9" office:value-type="float" office:value="69.23618">
            <text:p>69</text:p>
          </table:table-cell>
          <table:table-cell office:value-type="float" office:value="68.48405">
            <text:p>68.48405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96">
            <text:p>69.496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4200">
            <text:p>4,200</text:p>
          </table:table-cell>
          <table:table-cell table:number-columns-repeated="929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0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2" office:value-type="float" office:value="56.12244">
            <text:p>56.12244</text:p>
          </table:table-cell>
          <table:table-cell table:style-name="ce19" office:value-type="float" office:value="51.76243">
            <text:p>52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65.492">
            <text:p>65.492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9">
            <text:p>69.179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500">
            <text:p>6,500</text:p>
          </table:table-cell>
          <table:table-cell table:number-columns-repeated="929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0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9" office:value-type="float" office:value="67.40308">
            <text:p>67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1">
            <text:p>69.61</text:p>
          </table:table-cell>
          <table:table-cell table:style-name="ce12" office:value-type="float" office:value="69.554">
            <text:p>69.554</text:p>
          </table:table-cell>
          <table:table-cell table:style-name="ce12" office:value-type="float" office:value="69.704">
            <text:p>69.704</text:p>
          </table:table-cell>
          <table:table-cell table:style-name="ce12" office:value-type="string">
            <text:p>2020.05.18 16:27:44</text:p>
          </table:table-cell>
          <table:table-cell table:style-name="ce12" office:value-type="float" office:value="69.554">
            <text:p>69.554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6">
            <text:p>16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0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9" office:value-type="float" office:value="64.02584">
            <text:p>6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05">
            <text:p>69.205</text:p>
          </table:table-cell>
          <table:table-cell table:style-name="ce12" office:value-type="float" office:value="69.15">
            <text:p>69.15</text:p>
          </table:table-cell>
          <table:table-cell table:style-name="ce12" office:value-type="float" office:value="69.3">
            <text:p>69.3</text:p>
          </table:table-cell>
          <table:table-cell table:style-name="ce12" office:value-type="string">
            <text:p>2020.05.18 11:33:52</text:p>
          </table:table-cell>
          <table:table-cell table:style-name="ce12" office:value-type="float" office:value="69.15">
            <text:p>69.15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28">
            <text:p>28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0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9" office:value-type="float" office:value="56.12244">
            <text:p>56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7">
            <text:p>69.177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44">
            <text:p>44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9" office:value-type="float" office:value="66.99782">
            <text:p>67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89">
            <text:p>69.589</text:p>
          </table:table-cell>
          <table:table-cell table:style-name="ce12" office:value-type="float" office:value="69.526">
            <text:p>69.526</text:p>
          </table:table-cell>
          <table:table-cell table:style-name="ce12" office:value-type="float" office:value="69.676">
            <text:p>69.676</text:p>
          </table:table-cell>
          <table:table-cell table:style-name="ce12" office:value-type="string">
            <text:p>2020.05.18 16:29:09</text:p>
          </table:table-cell>
          <table:table-cell table:style-name="ce12" office:value-type="float" office:value="69.526">
            <text:p>69.526</text:p>
          </table:table-cell>
          <table:table-cell table:style-name="ce19" office:value-type="float" office:value="-6300">
            <text:p>-6,300</text:p>
          </table:table-cell>
          <table:table-cell table:number-columns-repeated="929"/>
        </table:table-row>
        <table:table-row table:style-name="ro2">
          <table:table-cell table:style-name="ce12" office:value-type="float" office:value="15">
            <text:p>15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0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9" office:value-type="float" office:value="63.10835">
            <text:p>63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">
            <text:p>69.13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306">
            <text:p>69.306</text:p>
          </table:table-cell>
          <table:table-cell table:style-name="ce12" office:value-type="string">
            <text:p>2020.05.18 11:33:51</text:p>
          </table:table-cell>
          <table:table-cell table:style-name="ce12" office:value-type="float" office:value="69.156">
            <text:p>69.156</text:p>
          </table:table-cell>
          <table:table-cell table:style-name="ce19" office:value-type="float" office:value="2600">
            <text:p>2,600</text:p>
          </table:table-cell>
          <table:table-cell table:number-columns-repeated="929"/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0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2" office:value-type="float" office:value="54.57187">
            <text:p>54.57187</text:p>
          </table:table-cell>
          <table:table-cell table:style-name="ce12" office:value-type="float" office:value="61.0021">
            <text:p>61.0021</text:p>
          </table:table-cell>
          <table:table-cell table:style-name="ce19" office:value-type="float" office:value="67.1829">
            <text:p>67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60.95195">
            <text:p>60.95195</text:p>
          </table:table-cell>
          <table:table-cell office:value-type="float" office:value="59.0181">
            <text:p>59.0181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400">
            <text:p>5,400</text:p>
          </table:table-cell>
          <table:table-cell table:number-columns-repeated="929"/>
        </table:table-row>
        <table:table-row table:style-name="ro2">
          <table:table-cell table:style-name="ce12" office:value-type="float" office:value="27">
            <text:p>27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0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5.5294">
            <text:p>55.5294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9" office:value-type="float" office:value="50.72399">
            <text:p>51</text:p>
          </table:table-cell>
          <table:table-cell office:value-type="float" office:value="56.12244">
            <text:p>56.12244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50.75509">
            <text:p>50.75509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0.0855">
            <text:p>0.0855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8000">
            <text:p>8,000</text:p>
          </table:table-cell>
          <table:table-cell table:number-columns-repeated="929"/>
        </table:table-row>
        <table:table-row table:style-name="ro2">
          <table:table-cell table:style-name="ce12" office:value-type="float" office:value="40">
            <text:p>40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0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0.0461">
            <text:p>70.046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9" office:value-type="float" office:value="71.20614">
            <text:p>71</text:p>
          </table:table-cell>
          <table:table-cell office:value-type="float" office:value="72.07122">
            <text:p>72.0712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84">
            <text:p>69.484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43">
            <text:p>4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0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2.55905">
            <text:p>72.55905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9" office:value-type="float" office:value="66.82831">
            <text:p>67</text:p>
          </table:table-cell>
          <table:table-cell office:value-type="float" office:value="66.99782">
            <text:p>66.99782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6">
            <text:p>69.556</text:p>
          </table:table-cell>
          <table:table-cell table:style-name="ce12" office:value-type="float" office:value="69.56">
            <text:p>69.56</text:p>
          </table:table-cell>
          <table:table-cell table:style-name="ce12" office:value-type="float" office:value="69.71">
            <text:p>69.71</text:p>
          </table:table-cell>
          <table:table-cell table:style-name="ce12" office:value-type="string">
            <text:p>2020.05.18 16:27:41</text:p>
          </table:table-cell>
          <table:table-cell table:style-name="ce12" office:value-type="float" office:value="69.56">
            <text:p>69.56</text:p>
          </table:table-cell>
          <table:table-cell table:style-name="ce19" office:value-type="float" office:value="400">
            <text:p>400</text:p>
          </table:table-cell>
          <table:table-cell table:number-columns-repeated="929"/>
        </table:table-row>
        <table:table-row table:style-name="ro2">
          <table:table-cell table:style-name="ce12" office:value-type="float" office:value="46">
            <text:p>46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0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9" office:value-type="float" office:value="71.78675">
            <text:p>72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39">
            <text:p>69.539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6100">
            <text:p>16,100</text:p>
          </table:table-cell>
          <table:table-cell table:number-columns-repeated="929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9" office:value-type="float" office:value="64.35704">
            <text:p>6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244">
            <text:p>69.244</text:p>
          </table:table-cell>
          <table:table-cell table:style-name="ce12" office:value-type="string">
            <text:p>2020.05.18 11:42:47</text:p>
          </table:table-cell>
          <table:table-cell table:style-name="ce12" office:value-type="float" office:value="69.094">
            <text:p>69.094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0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9" office:value-type="float" office:value="68.60142">
            <text:p>69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8">
            <text:p>69.138</text:p>
          </table:table-cell>
          <table:table-cell table:style-name="ce12" office:value-type="float" office:value="69.082">
            <text:p>69.082</text:p>
          </table:table-cell>
          <table:table-cell table:style-name="ce12" office:value-type="float" office:value="69.232">
            <text:p>69.232</text:p>
          </table:table-cell>
          <table:table-cell table:style-name="ce12" office:value-type="string">
            <text:p>2020.05.18 11:42:48</text:p>
          </table:table-cell>
          <table:table-cell table:style-name="ce12" office:value-type="float" office:value="69.082">
            <text:p>69.082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41">
            <text:p>41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0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9" office:value-type="float" office:value="72.07122">
            <text:p>7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47">
            <text:p>47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0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9" office:value-type="float" office:value="71.06331">
            <text:p>7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4500">
            <text:p>14,500</text:p>
          </table:table-cell>
          <table:table-cell table:number-columns-repeated="929"/>
        </table:table-row>
        <table:table-row table:style-name="ro2">
          <table:table-cell table:style-name="ce12" office:value-type="float" office:value="22">
            <text:p>22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0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68.66985">
            <text:p>68.66985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9" office:value-type="float" office:value="53.91386">
            <text:p>54</text:p>
          </table:table-cell>
          <table:table-cell office:value-type="float" office:value="58.78135">
            <text:p>58.78135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4">
            <text:p>69.124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218">
            <text:p>69.218</text:p>
          </table:table-cell>
          <table:table-cell table:style-name="ce12" office:value-type="string">
            <text:p>2020.05.18 12:26:07</text:p>
          </table:table-cell>
          <table:table-cell table:style-name="ce12" office:value-type="float" office:value="69.068">
            <text:p>69.068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23">
            <text:p>2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0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2" office:value-type="float" office:value="53.91386">
            <text:p>53.91386</text:p>
          </table:table-cell>
          <table:table-cell table:style-name="ce19" office:value-type="float" office:value="58.78135">
            <text:p>59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59.19754">
            <text:p>59.19754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7">
            <text:p>69.137</text:p>
          </table:table-cell>
          <table:table-cell table:style-name="ce12" office:value-type="float" office:value="69.08">
            <text:p>69.08</text:p>
          </table:table-cell>
          <table:table-cell table:style-name="ce12" office:value-type="float" office:value="69.23">
            <text:p>69.23</text:p>
          </table:table-cell>
          <table:table-cell table:style-name="ce12" office:value-type="string">
            <text:p>2020.05.18 12:25:29</text:p>
          </table:table-cell>
          <table:table-cell table:style-name="ce12" office:value-type="float" office:value="69.08">
            <text:p>69.08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42">
            <text:p>42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0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2" office:value-type="float" office:value="72.07122">
            <text:p>72.07122</text:p>
          </table:table-cell>
          <table:table-cell table:style-name="ce19" office:value-type="float" office:value="72.55905">
            <text:p>73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66.82831">
            <text:p>66.82831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15">
            <text:p>69.515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2800">
            <text:p>2,800</text:p>
          </table:table-cell>
          <table:table-cell table:number-columns-repeated="929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0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2" office:value-type="float" office:value="68.66985">
            <text:p>68.66985</text:p>
          </table:table-cell>
          <table:table-cell table:style-name="ce19" office:value-type="float" office:value="67.44038">
            <text:p>67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58.78135">
            <text:p>58.78135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67">
            <text:p>69.067</text:p>
          </table:table-cell>
          <table:table-cell table:style-name="ce12" office:value-type="float" office:value="69.217">
            <text:p>69.217</text:p>
          </table:table-cell>
          <table:table-cell table:style-name="ce12" office:value-type="string">
            <text:p>2020.05.18 12:26:10</text:p>
          </table:table-cell>
          <table:table-cell table:style-name="ce12" office:value-type="float" office:value="69.067">
            <text:p>69.067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0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9" office:value-type="float" office:value="64.84442">
            <text:p>65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1">
            <text:p>69.08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0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9" office:value-type="float" office:value="68.66985">
            <text:p>69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6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01">
            <text:p>69.10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500">
            <text:p>500</text:p>
          </table:table-cell>
          <table:table-cell table:number-columns-repeated="929"/>
        </table:table-row>
        <table:table-row table:style-name="ro2">
          <table:table-cell table:style-name="ce12" office:value-type="float" office:value="26">
            <text:p>26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2" office:value-type="float" office:value="59.19754">
            <text:p>59.19754</text:p>
          </table:table-cell>
          <table:table-cell table:style-name="ce19" office:value-type="float" office:value="59.90678">
            <text:p>60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5.5294">
            <text:p>55.5294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50.75509">
            <text:p>50.75509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office:value-type="float" office:value="0.0855">
            <text:p>0.0855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1">
            <text:p>69.091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6100">
            <text:p>6,100</text:p>
          </table:table-cell>
          <table:table-cell table:number-columns-repeated="929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0</text:p>
          </table:table-cell>
          <table:table-cell table:style-name="ce14" office:value-type="float" office:value="68.988">
            <text:p>68.988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6">
            <text:p>0.036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8" office:value-type="float" office:value="30.94724">
            <text:p>30.94724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9.52157">
            <text:p>49.52157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-0.722">
            <text:p>-0.72200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43">
            <text:p>68.943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38">
            <text:p>69.038</text:p>
          </table:table-cell>
          <table:table-cell table:style-name="ce12" office:value-type="string">
            <text:p>2020.05.18 08:49:05</text:p>
          </table:table-cell>
          <table:table-cell table:style-name="ce12" office:value-type="float" office:value="68.888">
            <text:p>68.888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24">
            <text:p>24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0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6">
            <text:p>69.06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3.91386">
            <text:p>53.91386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9" office:value-type="float" office:value="60.02474">
            <text:p>60</text:p>
          </table:table-cell>
          <table:table-cell office:value-type="float" office:value="59.19754">
            <text:p>59.19754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office:value-type="float" office:value="48.06622">
            <text:p>48.06622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400">
            <text:p>8,400</text:p>
          </table:table-cell>
          <table:table-cell table:number-columns-repeated="929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  <draw:frame table:end-cell-address="'1'.P90" table:end-x="1.217cm" table:end-y="0.202cm" draw:z-index="0" draw:style-name="gr1" draw:text-style-name="P1" svg:width="15.999cm" svg:height="8.999cm" svg:x="2.229cm" svg:y="0.315cm">
              <draw:object draw:notify-on-update-of-ranges="'1'.D85:'1'.D85 '1'.E85:'1'.M85 '1'.D86:'1'.D86 '1'.E86:'1'.M86 '1'.D87:'1'.D87 '1'.E87:'1'.M87 '1'.D88:'1'.D88 '1'.E88:'1'.M8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21">
            <text:p>68.921</text:p>
          </table:table-cell>
          <table:table-cell table:style-name="ce12" office:value-type="float" office:value="68.863">
            <text:p>68.863</text:p>
          </table:table-cell>
          <table:table-cell table:style-name="ce12" office:value-type="float" office:value="69.013">
            <text:p>69.013</text:p>
          </table:table-cell>
          <table:table-cell table:style-name="ce12" office:value-type="string">
            <text:p>2020.05.18 09:09:23</text:p>
          </table:table-cell>
          <table:table-cell table:style-name="ce12" office:value-type="float" office:value="68.863">
            <text:p>68.863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25">
            <text:p>2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0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9" office:value-type="float" office:value="59.19754">
            <text:p>59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5">
            <text:p>69.065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700">
            <text:p>8,700</text:p>
          </table:table-cell>
          <table:table-cell table:number-columns-repeated="929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0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style-name="ce14" office:value-type="float" office:value="68.876">
            <text:p>68.876</text:p>
          </table:table-cell>
          <table:table-cell table:style-name="ce14" office:value-type="float" office:value="68.895">
            <text:p>68.895</text:p>
          </table:table-cell>
          <table:table-cell table:style-name="ce14" office:value-type="float" office:value="68.861">
            <text:p>68.86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8">
            <text:p>0.018</text:p>
          </table:table-cell>
          <table:table-cell table:style-name="ce14" office:value-type="float" office:value="-0.033">
            <text:p>-0.03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0.45899">
            <text:p>40.45899</text:p>
          </table:table-cell>
          <table:table-cell table:style-name="ce18" office:value-type="float" office:value="42.33243">
            <text:p>42.33243</text:p>
          </table:table-cell>
          <table:table-cell table:style-name="ce18" office:value-type="float" office:value="35.87092">
            <text:p>35.87092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37.80235">
            <text:p>37.80235</text:p>
          </table:table-cell>
          <table:table-cell table:style-name="ce18" office:value-type="float" office:value="41.06132">
            <text:p>41.06132</text:p>
          </table:table-cell>
          <table:table-cell table:style-name="ce18" office:value-type="float" office:value="37.37271">
            <text:p>37.37271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8" office:value-type="float" office:value="-0.459">
            <text:p>-0.45900</text:p>
          </table:table-cell>
          <table:table-cell table:style-name="ce18" office:value-type="float" office:value="-0.8463">
            <text:p>-0.84630</text:p>
          </table:table-cell>
          <table:table-cell table:style-name="ce18" office:value-type="float" office:value="-1.84485">
            <text:p>-1.8448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71">
            <text:p>68.87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3400">
            <text:p>13,400</text:p>
          </table:table-cell>
          <table:table-cell table:number-columns-repeated="929"/>
        </table:table-row>
        <table:table-row table:style-name="ro2">
          <table:table-cell table:style-name="ce12" office:value-type="float" office:value="4">
            <text:p>4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0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91">
            <text:p>68.89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400">
            <text:p>11,400</text:p>
          </table:table-cell>
          <table:table-cell table:number-columns-repeated="929"/>
        </table:table-row>
        <table:table-row table:style-name="ro2">
          <table:table-cell table:style-name="ce12" office:value-type="float" office:value="3">
            <text:p>3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0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700">
            <text:p>11,700</text:p>
          </table:table-cell>
          <table:table-cell table:number-columns-repeated="929"/>
        </table:table-row>
        <table:table-row table:style-name="ro2" table:number-rows-repeated="7">
          <table:table-cell table:style-name="ce12" table:number-columns-repeated="43"/>
          <table:table-cell table:style-name="ce19"/>
          <table:table-cell table:number-columns-repeated="971"/>
        </table:table-row>
        <table:table-row table:style-name="ro2">
          <table:table-cell table:style-name="ce12" office:value-type="string">
            <text:p>[2020.05.18 13:41:33 / lib_ea_2.mqh:2103]</text:p>
          </table:table-cell>
          <table:table-cell table:style-name="ce12" office:value-type="string">
            <text:p>ticket-num</text:p>
          </table:table-cell>
          <table:table-cell table:style-name="ce12" office:value-type="string">
            <text:p>curr.datetime</text:p>
          </table:table-cell>
          <table:table-cell table:style-name="ce12" table:formula="of:=[.N85]" office:value-type="string" office:string-value="profit">
            <text:p>profit</text:p>
          </table:table-cell>
          <table:table-cell table:style-name="ce12" office:value-type="string">
            <text:p>w-level.-9</text:p>
          </table:table-cell>
          <table:table-cell table:style-name="ce12" office:value-type="string">
            <text:p>w-level.-8</text:p>
          </table:table-cell>
          <table:table-cell table:style-name="ce12" office:value-type="string">
            <text:p>w-level.-7</text:p>
          </table:table-cell>
          <table:table-cell table:style-name="ce12" office:value-type="string">
            <text:p>w-level.-6</text:p>
          </table:table-cell>
          <table:table-cell table:style-name="ce12" office:value-type="string">
            <text:p>w-level.-5</text:p>
          </table:table-cell>
          <table:table-cell table:style-name="ce12" office:value-type="string">
            <text:p>w-level.-4</text:p>
          </table:table-cell>
          <table:table-cell table:style-name="ce12" office:value-type="string">
            <text:p>w-level.-3</text:p>
          </table:table-cell>
          <table:table-cell table:style-name="ce12" office:value-type="string">
            <text:p>w-level.-2</text:p>
          </table:table-cell>
          <table:table-cell table:style-name="ce12" office:value-type="string">
            <text:p>w-level.-1</text:p>
          </table:table-cell>
          <table:table-cell office:value-type="string">
            <text:p>profit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2" office:value-type="string">
            <text:p>plus-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9" office:value-type="float" office:value="3000">
            <text:p>3,0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2" office:value-type="string">
            <text:p>plus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2500">
            <text:p>2,5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2" office:value-type="string">
            <text:p>plus-3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9" office:value-type="float" office:value="4200">
            <text:p>4,2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table:number-columns-repeated="12"/>
          <table:table-cell table:style-name="ce12">
            <draw:frame table:end-cell-address="'1'.V106" table:end-x="0.397cm" table:end-y="0.043cm" draw:z-index="1" draw:style-name="gr1" draw:text-style-name="P1" svg:width="15.999cm" svg:height="8.999cm" svg:x="1.558cm" svg:y="0.155cm">
              <draw:object draw:notify-on-update-of-ranges="'1'.D92:'1'.D92 '1'.E92:'1'.M92 '1'.D93:'1'.D93 '1'.E93:'1'.M93 '1'.D94:'1'.D94 '1'.E94:'1'.M94 '1'.D95:'1'.D95 '1'.E95:'1'.M95 '1'.D96:'1'.D96 '1'.E96:'1'.M96 '1'.D97:'1'.D97 '1'.E97:'1'.M97 '1'.D98:'1'.D98 '1'.E98:'1'.M9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2" table:number-columns-repeated="30"/>
          <table:table-cell table:style-name="ce19"/>
          <table:table-cell table:number-columns-repeated="971"/>
        </table:table-row>
        <table:table-row table:style-name="ro2">
          <table:table-cell table:style-name="ce12" table:number-columns-repeated="43"/>
          <table:table-cell table:style-name="ce19"/>
          <table:table-cell table:number-columns-repeated="971"/>
        </table:table-row>
        <table:table-row table:style-name="ro2">
          <table:table-cell table:style-name="ce12" office:value-type="string">
            <text:p>#graph_20200520_173001</text:p>
          </table:table-cell>
          <table:table-cell table:style-name="ce12" table:number-columns-repeated="42"/>
          <table:table-cell table:style-name="ce19"/>
          <table:table-cell table:number-columns-repeated="971"/>
        </table:table-row>
        <table:table-row table:style-name="ro2">
          <table:table-cell table:style-name="ce11" office:value-type="string">
            <text:p>[2020.05.18 13:41:33 / lib_ea_2.mqh:2103]</text:p>
          </table:table-cell>
          <table:table-cell table:style-name="ce13" office:value-type="string">
            <text:p>ticket-num</text:p>
          </table:table-cell>
          <table:table-cell table:style-name="ce13" office:value-type="string">
            <text:p>curr.datetime</text:p>
          </table:table-cell>
          <table:table-cell table:style-name="ce15" table:formula="of:=[.N92]" office:value-type="string" office:string-value="profit">
            <text:p>profit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20" office:value-type="string">
            <text:p>profit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0</text:p>
          </table:table-cell>
          <table:table-cell table:style-name="ce16" office:value-type="string">
            <text:p>minus-1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4.9868">
            <text:p>4.9868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6" office:value-type="string">
            <text:p>plus-1</text:p>
          </table:table-cell>
          <table:table-cell table:style-name="ce18" office:value-type="float" office:value="-0.4726">
            <text:p>-0.47260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9" office:value-type="float" office:value="3000">
            <text:p>3,0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6" office:value-type="string">
            <text:p>plus-2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table:style-name="ce19" office:value-type="float" office:value="2500">
            <text:p>2,5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6" office:value-type="string">
            <text:p>plus-3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table:style-name="ce19" office:value-type="float" office:value="4200">
            <text:p>4,2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0</text:p>
          </table:table-cell>
          <table:table-cell table:style-name="ce16" office:value-type="string">
            <text:p>plus-4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table:style-name="ce19" office:value-type="float" office:value="6500">
            <text:p>6,5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0</text:p>
          </table:table-cell>
          <table:table-cell table:style-name="ce16" office:value-type="string">
            <text:p>minus-2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  <table:table-cell table:style-name="Default" table:number-columns-repeated="72"/>
        </table:table-row>
        <table:table-row table:style-name="ro2" table:number-rows-repeated="104847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.1" table:style-name="ta1" table:print="false">
        <office:forms form:automatic-focus="false" form:apply-design-mode="false"/>
        <table:table-column table:style-name="co1" table:number-columns-repeated="2" table:default-cell-style-name="ce10"/>
        <table:table-column table:style-name="co6" table:default-cell-style-name="ce10"/>
        <table:table-column table:style-name="co1" table:visibility="collapse" table:number-columns-repeated="9" table:default-cell-style-name="ce10"/>
        <table:table-column table:style-name="co7" table:visibility="collapse" table:number-columns-repeated="18" table:default-cell-style-name="ce10"/>
        <table:table-column table:style-name="co8" table:visibility="collapse" table:number-columns-repeated="9" table:default-cell-style-name="ce10"/>
        <table:table-column table:style-name="co9" table:number-columns-repeated="9" table:default-cell-style-name="ce10"/>
        <table:table-column table:style-name="co10" table:number-columns-repeated="9" table:default-cell-style-name="ce10"/>
        <table:table-column table:style-name="co11" table:number-columns-repeated="9" table:default-cell-style-name="ce10"/>
        <table:table-column table:style-name="co12" table:number-columns-repeated="9" table:default-cell-style-name="ce10"/>
        <table:table-column table:style-name="co1" table:visibility="collapse" table:number-columns-repeated="10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924" table:default-cell-style-name="ce10"/>
        <table:table-row table:style-name="ro2">
          <table:table-cell table:number-columns-repeated="1015"/>
        </table:table-row>
        <table:table-row table:style-name="ro2">
          <table:table-cell table:number-columns-repeated="43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59"/>
        </table:table-row>
        <table:table-row table:style-name="ro3">
          <table:table-cell table:number-columns-repeated="43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number-columns-repeated="11"/>
          <table:table-cell table:formula="of:=IF(([.$AU$4]+[.$BA$4])&lt;&gt;0;[.BA4]/([.$AU$4]+[.$BA$4]);&quot;NA&quot;)" office:value-type="float" office:value="0">
            <text:p>0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12" office:value-type="float" office:value="1">
            <text:p>1</text:p>
          </table:table-cell>
          <table:table-cell table:style-name="ce12" table:formula="of:=COUNTIF([.$AG$26:.$AG$58];[.AT4])" office:value-type="float" office:value="3">
            <text:p>3</text:p>
          </table:table-cell>
          <table:table-cell table:style-name="ce23" table:formula="of:=[.AU4]/[.$AU$10]" office:value-type="percentage" office:value="0.0909090909090909">
            <text:p>9.09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9:.$AG$93];[.AZ4])" office:value-type="float" office:value="0">
            <text:p>0</text:p>
          </table:table-cell>
          <table:table-cell table:style-name="ce23" table:formula="of:=[.BA4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5]+[.BA5])&lt;&gt;0;[.BA5]/([.AU5]+[.BA5]);&quot;NA&quot;)" office:value-type="percentage" office:value="0.3">
            <text:p>30.0%</text:p>
          </table:table-cell>
          <table:table-cell table:style-name="ce22" table:formula="of:=IF([.BA5]&lt;&gt;0;[.AU5]/[.BA5];&quot;NA&quot;)" office:value-type="percentage" office:value="2.33333333333333">
            <text:p>233.3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AG$26:.$AG$58];[.AT5])" office:value-type="float" office:value="7">
            <text:p>7</text:p>
          </table:table-cell>
          <table:table-cell table:style-name="ce23" table:formula="of:=[.AU5]/[.$AU$10]" office:value-type="percentage" office:value="0.212121212121212">
            <text:p>21.21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9:.$AG$93];[.AZ5])" office:value-type="float" office:value="3">
            <text:p>3</text:p>
          </table:table-cell>
          <table:table-cell table:style-name="ce23" table:formula="of:=[.BA5]/[.$BA$10]" office:value-type="percentage" office:value="0.157894736842105">
            <text:p>15.79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6]+[.BA6])&lt;&gt;0;[.BA6]/([.AU6]+[.BA6]);&quot;NA&quot;)" office:value-type="percentage" office:value="0.5">
            <text:p>50.0%</text:p>
          </table:table-cell>
          <table:table-cell table:style-name="ce22" table:formula="of:=IF([.BA6]&lt;&gt;0;[.AU6]/[.BA6];&quot;NA&quot;)" office:value-type="percentage" office:value="1">
            <text:p>100.0%</text:p>
          </table:table-cell>
          <table:table-cell table:style-name="ce12" office:value-type="float" office:value="3">
            <text:p>3</text:p>
          </table:table-cell>
          <table:table-cell table:style-name="ce12" table:formula="of:=COUNTIF([.$AG$26:.$AG$58];[.AT6])" office:value-type="float" office:value="4">
            <text:p>4</text:p>
          </table:table-cell>
          <table:table-cell table:style-name="ce23" table:formula="of:=[.AU6]/[.$AU$10]" office:value-type="percentage" office:value="0.121212121212121">
            <text:p>12.12%</text:p>
          </table:table-cell>
          <table:table-cell table:style-name="ce12"/>
          <table:table-cell table:style-name="ce12" table:formula="of:=SUM([.AV6:.AV8])" office:value-type="percentage" office:value="0.333333333333333">
            <text:p>33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9:.$AG$93];[.AZ6])" office:value-type="float" office:value="4">
            <text:p>4</text:p>
          </table:table-cell>
          <table:table-cell table:style-name="ce23" table:formula="of:=[.BA6]/[.$BA$10]" office:value-type="percentage" office:value="0.210526315789474">
            <text:p>21.05%</text:p>
          </table:table-cell>
          <table:table-cell table:style-name="ce12"/>
          <table:table-cell table:style-name="ce12" table:formula="of:=SUM([.BB6:.BB8])" office:value-type="percentage" office:value="0.368421052631579">
            <text:p>37%</text:p>
          </table:table-cell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7]+[.BA7])&lt;&gt;0;[.BA7]/([.AU7]+[.BA7]);&quot;NA&quot;)" office:value-type="percentage" office:value="0.3">
            <text:p>30.0%</text:p>
          </table:table-cell>
          <table:table-cell table:style-name="ce22" table:formula="of:=IF([.BA7]&lt;&gt;0;[.AU7]/[.BA7];&quot;NA&quot;)" office:value-type="percentage" office:value="2.33333333333333">
            <text:p>233.3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AG$26:.$AG$58];[.AT7])" office:value-type="float" office:value="7">
            <text:p>7</text:p>
          </table:table-cell>
          <table:table-cell table:style-name="ce23" table:formula="of:=[.AU7]/[.$AU$10]" office:value-type="percentage" office:value="0.212121212121212">
            <text:p>21.21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9:.$AG$93];[.AZ7])" office:value-type="float" office:value="3">
            <text:p>3</text:p>
          </table:table-cell>
          <table:table-cell table:style-name="ce23" table:formula="of:=[.BA7]/[.$BA$10]" office:value-type="percentage" office:value="0.157894736842105">
            <text:p>15.79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8]+[.BA8])&lt;&gt;0;[.BA8]/([.AU8]+[.BA8]);&quot;NA&quot;)" office:value-type="string" office:string-value="NA">
            <text:p>NA</text:p>
          </table:table-cell>
          <table:table-cell table:style-name="ce22" table:formula="of:=IF([.BA8]&lt;&gt;0;[.AU8]/[.BA8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AG$26:.$AG$58];[.AT8])" office:value-type="float" office:value="0">
            <text:p>0</text:p>
          </table:table-cell>
          <table:table-cell table:style-name="ce23" table:formula="of:=[.AU8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9:.$AG$93];[.AZ8])" office:value-type="float" office:value="0">
            <text:p>0</text:p>
          </table:table-cell>
          <table:table-cell table:style-name="ce23" table:formula="of:=[.BA8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9]+[.BA9])&lt;&gt;0;[.BA9]/([.AU9]+[.BA9]);&quot;NA&quot;)" office:value-type="string" office:string-value="NA">
            <text:p>NA</text:p>
          </table:table-cell>
          <table:table-cell table:style-name="ce22" table:formula="of:=IF([.BA9]&lt;&gt;0;[.AU9]/[.BA9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AG$26:.$AG$58];[.AT9])" office:value-type="float" office:value="0">
            <text:p>0</text:p>
          </table:table-cell>
          <table:table-cell table:style-name="ce23" table:formula="of:=[.AU9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9:.$AG$93];[.AZ9])" office:value-type="float" office:value="0">
            <text:p>0</text:p>
          </table:table-cell>
          <table:table-cell table:style-name="ce23" table:formula="of:=[.BA9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45"/>
          <table:table-cell table:style-name="ce12" office:value-type="string">
            <text:p>total=</text:p>
          </table:table-cell>
          <table:table-cell table:style-name="ce12" table:formula="of:=COUNTA([.AR26:.AR58])" office:value-type="float" office:value="33">
            <text:p>33</text:p>
          </table:table-cell>
          <table:table-cell table:style-name="ce12" table:formula="of:=SUM([.AV4:.AV9])" office:value-type="percentage" office:value="0.636363636363636">
            <text:p>64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9:.$AR$93])" office:value-type="float" office:value="19">
            <text:p>19</text:p>
          </table:table-cell>
          <table:table-cell table:style-name="ce12" table:formula="of:=SUM([.BB4:.BB9])" office:value-type="percentage" office:value="0.526315789473684">
            <text:p>53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87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[05/20/2020 13:43:42 / FxUtilitiesController.php:253]</text:p>
          </table:table-cell>
          <table:table-cell table:number-columns-repeated="90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11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85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period</text:p>
          </table:table-cell>
          <table:table-cell office:value-type="float" office:value="1">
            <text:p>1</text:p>
          </table:table-cell>
          <table:table-cell table:number-columns-repeated="85"/>
          <table:table-cell table:style-name="ce21" table:formula="of:=[.CL15]-[.CN15]" office:value-type="percentage" office:value="0.366666666666667">
            <text:p>36.7%</text:p>
          </table:table-cell>
          <table:table-cell table:style-name="ce16" office:value-type="float" office:value="1">
            <text:p>1</text:p>
          </table:table-cell>
          <table:table-cell table:formula="of:=IF(([.$AU5]+[.$BA5])&lt;&gt;0;[.$AU5]/([.$AU5]+[.$BA5]);&quot;NA&quot;)" office:value-type="float" office:value="0.7">
            <text:p>0.7</text:p>
          </table:table-cell>
          <table:table-cell/>
          <table:table-cell table:formula="of:=IF(([.$AU$4]+[.$BA$4])&lt;&gt;0;[.CW15]/([.$AU$4]+[.$BA$4]);&quot;NA&quot;)" office:value-type="float" office:value="0.333333333333333">
            <text:p>0.3333333333</text:p>
          </table:table-cell>
          <table:table-cell table:formula="of:=IF([.CW15]&lt;&gt;0;[.CQ15]/[.CW15];&quot;NA&quot;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table:formula="of:=COUNTIF([.$BW$26:.$BW$58];[.CP15])" office:value-type="float" office:value="5">
            <text:p>5</text:p>
          </table:table-cell>
          <table:table-cell table:style-name="ce23" table:formula="of:=[.CQ15]/[.$AU$10]" office:value-type="percentage" office:value="0.151515151515152">
            <text:p>15.15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4:.$AG$88];[.CV15])" office:value-type="float" office:value="1">
            <text:p>1</text:p>
          </table:table-cell>
          <table:table-cell table:style-name="ce23" table:formula="of:=[.CW15]/[.$BA$10]" office:value-type="percentage" office:value="0.0526315789473684">
            <text:p>5.26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85"/>
          <table:table-cell table:style-name="ce21" table:formula="of:=[.CL16]-[.CN16]" office:value-type="percentage" office:value="0.285714285714286">
            <text:p>28.6%</text:p>
          </table:table-cell>
          <table:table-cell table:style-name="ce16" office:value-type="float" office:value="2">
            <text:p>2</text:p>
          </table:table-cell>
          <table:table-cell table:style-name="ce22" table:formula="of:=IF(([.$AU6]+[.$BA6])&lt;&gt;0;[.$AU6]/([.$AU6]+[.$BA6]);&quot;NA&quot;)" office:value-type="percentage" office:value="0.5">
            <text:p>50.0%</text:p>
          </table:table-cell>
          <table:table-cell/>
          <table:table-cell table:style-name="ce22" table:formula="of:=IF(([.CQ16]+[.CW16])&lt;&gt;0;[.CW16]/([.CQ16]+[.CW16]);&quot;NA&quot;)" office:value-type="percentage" office:value="0.214285714285714">
            <text:p>21.4%</text:p>
          </table:table-cell>
          <table:table-cell table:style-name="ce22" table:formula="of:=IF([.CW16]&lt;&gt;0;[.CQ16]/[.CW16];&quot;NA&quot;)" office:value-type="percentage" office:value="3.66666666666667">
            <text:p>366.7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BW$26:.$BW$58];[.CP16])" office:value-type="float" office:value="11">
            <text:p>11</text:p>
          </table:table-cell>
          <table:table-cell table:style-name="ce23" table:formula="of:=[.CQ16]/[.$AU$10]" office:value-type="percentage" office:value="0.333333333333333">
            <text:p>33.33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4:.$AG$88];[.CV16])" office:value-type="float" office:value="3">
            <text:p>3</text:p>
          </table:table-cell>
          <table:table-cell table:style-name="ce23" table:formula="of:=[.CW16]/[.$BA$10]" office:value-type="percentage" office:value="0.157894736842105">
            <text:p>15.79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85"/>
          <table:table-cell table:style-name="ce21" table:formula="of:=[.CL17]-[.CN17]" office:value-type="percentage" office:value="0.392307692307692">
            <text:p>39.2%</text:p>
          </table:table-cell>
          <table:table-cell table:style-name="ce16" office:value-type="float" office:value="3">
            <text:p>3</text:p>
          </table:table-cell>
          <table:table-cell table:style-name="ce22" table:formula="of:=IF(([.$AU7]+[.$BA7])&lt;&gt;0;[.$AU7]/([.$AU7]+[.$BA7]);&quot;NA&quot;)" office:value-type="percentage" office:value="0.7">
            <text:p>70.0%</text:p>
          </table:table-cell>
          <table:table-cell/>
          <table:table-cell table:style-name="ce22" table:formula="of:=IF(([.CQ17]+[.CW17])&lt;&gt;0;[.CW17]/([.CQ17]+[.CW17]);&quot;NA&quot;)" office:value-type="percentage" office:value="0.307692307692308">
            <text:p>30.8%</text:p>
          </table:table-cell>
          <table:table-cell table:style-name="ce22" table:formula="of:=IF([.CW17]&lt;&gt;0;[.CQ17]/[.CW17];&quot;NA&quot;)" office:value-type="percentage" office:value="2.25">
            <text:p>225.0%</text:p>
          </table:table-cell>
          <table:table-cell table:style-name="ce12" office:value-type="float" office:value="3">
            <text:p>3</text:p>
          </table:table-cell>
          <table:table-cell table:style-name="ce12" table:formula="of:=COUNTIF([.$BW$26:.$BW$58];[.CP17])" office:value-type="float" office:value="9">
            <text:p>9</text:p>
          </table:table-cell>
          <table:table-cell table:style-name="ce23" table:formula="of:=[.CQ17]/[.$AU$10]" office:value-type="percentage" office:value="0.272727272727273">
            <text:p>27.27%</text:p>
          </table:table-cell>
          <table:table-cell table:style-name="ce12"/>
          <table:table-cell table:style-name="ce12" table:formula="of:=SUM([.CR17:.CR19])" office:value-type="percentage" office:value="0.484848484848485">
            <text:p>48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4:.$AG$88];[.CV17])" office:value-type="float" office:value="4">
            <text:p>4</text:p>
          </table:table-cell>
          <table:table-cell table:style-name="ce23" table:formula="of:=[.CW17]/[.$BA$10]" office:value-type="percentage" office:value="0.210526315789474">
            <text:p>21.05%</text:p>
          </table:table-cell>
          <table:table-cell table:style-name="ce12"/>
          <table:table-cell table:style-name="ce12" table:formula="of:=SUM([.CX17:.CX19])" office:value-type="percentage" office:value="0.421052631578947">
            <text:p>42%</text:p>
          </table:table-cell>
          <table:table-cell table:number-columns-repeated="911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85"/>
          <table:table-cell table:style-name="ce21" table:formula="of:=[.CL18]-[.CN18]" office:value-type="percentage" office:value="0">
            <text:p>#VALUE!</text:p>
          </table:table-cell>
          <table:table-cell table:style-name="ce16" office:value-type="float" office:value="4">
            <text:p>4</text:p>
          </table:table-cell>
          <table:table-cell table:style-name="ce22" table:formula="of:=IF(([.$AU8]+[.$BA8])&lt;&gt;0;[.$AU8]/([.$AU8]+[.$BA8]);&quot;NA&quot;)" office:value-type="string" office:string-value="NA">
            <text:p>NA</text:p>
          </table:table-cell>
          <table:table-cell/>
          <table:table-cell table:style-name="ce22" table:formula="of:=IF(([.CQ18]+[.CW18])&lt;&gt;0;[.CW18]/([.CQ18]+[.CW18]);&quot;NA&quot;)" office:value-type="percentage" office:value="0.571428571428571">
            <text:p>57.1%</text:p>
          </table:table-cell>
          <table:table-cell table:style-name="ce22" table:formula="of:=IF([.CW18]&lt;&gt;0;[.CQ18]/[.CW18];&quot;NA&quot;)" office:value-type="percentage" office:value="0.75">
            <text:p>75.0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BW$26:.$BW$58];[.CP18])" office:value-type="float" office:value="3">
            <text:p>3</text:p>
          </table:table-cell>
          <table:table-cell table:style-name="ce23" table:formula="of:=[.CQ18]/[.$AU$10]" office:value-type="percentage" office:value="0.0909090909090909">
            <text:p>9.09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4:.$AG$88];[.CV18])" office:value-type="float" office:value="4">
            <text:p>4</text:p>
          </table:table-cell>
          <table:table-cell table:style-name="ce23" table:formula="of:=[.CW18]/[.$BA$10]" office:value-type="percentage" office:value="0.210526315789474">
            <text:p>21.05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85"/>
          <table:table-cell table:style-name="ce21" table:formula="of:=[.CL19]-[.CN19]" office:value-type="percentage" office:value="0">
            <text:p>#VALUE!</text:p>
          </table:table-cell>
          <table:table-cell table:style-name="ce16" office:value-type="float" office:value="5">
            <text:p>5</text:p>
          </table:table-cell>
          <table:table-cell table:style-name="ce22" table:formula="of:=IF(([.$AU9]+[.$BA9])&lt;&gt;0;[.$AU9]/([.$AU9]+[.$BA9]);&quot;NA&quot;)" office:value-type="string" office:string-value="NA">
            <text:p>NA</text:p>
          </table:table-cell>
          <table:table-cell/>
          <table:table-cell table:style-name="ce22" table:formula="of:=IF(([.CQ19]+[.CW19])&lt;&gt;0;[.CW19]/([.CQ19]+[.CW19]);&quot;NA&quot;)" office:value-type="percentage" office:value="0">
            <text:p>0.0%</text:p>
          </table:table-cell>
          <table:table-cell table:style-name="ce22" table:formula="of:=IF([.CW19]&lt;&gt;0;[.CQ19]/[.CW19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BW$26:.$BW$58];[.CP19])" office:value-type="float" office:value="4">
            <text:p>4</text:p>
          </table:table-cell>
          <table:table-cell table:style-name="ce23" table:formula="of:=[.CQ19]/[.$AU$10]" office:value-type="percentage" office:value="0.121212121212121">
            <text:p>12.12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4:.$AG$88];[.CV19])" office:value-type="float" office:value="0">
            <text:p>0</text:p>
          </table:table-cell>
          <table:table-cell table:style-name="ce23" table:formula="of:=[.CW19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85"/>
          <table:table-cell table:style-name="ce21" table:formula="of:=[.CL20]-[.CN20]" office:value-type="percentage" office:value="0.634615384615385">
            <text:p>63.5%</text:p>
          </table:table-cell>
          <table:table-cell table:style-name="ce16" office:value-type="float" office:value="6">
            <text:p>6</text:p>
          </table:table-cell>
          <table:table-cell table:style-name="ce22" table:formula="of:=IF(([.$AU10]+[.$BA10])&lt;&gt;0;[.$AU10]/([.$AU10]+[.$BA10]);&quot;NA&quot;)" office:value-type="percentage" office:value="0.634615384615385">
            <text:p>63.5%</text:p>
          </table:table-cell>
          <table:table-cell/>
          <table:table-cell table:style-name="ce22" table:formula="of:=IF(([.CQ20]+[.CW20])&lt;&gt;0;[.CW20]/([.CQ20]+[.CW20]);&quot;NA&quot;)" office:value-type="percentage" office:value="0">
            <text:p>0.0%</text:p>
          </table:table-cell>
          <table:table-cell table:style-name="ce22" table:formula="of:=IF([.CW20]&lt;&gt;0;[.CQ20]/[.CW20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BW$26:.$BW$58];[.CP20])" office:value-type="float" office:value="1">
            <text:p>1</text:p>
          </table:table-cell>
          <table:table-cell table:style-name="ce23" table:formula="of:=[.CQ20]/[.$AU$10]" office:value-type="percentage" office:value="0.0303030303030303">
            <text:p>3.03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4:.$AG$88];[.CV20])" office:value-type="float" office:value="0">
            <text:p>0</text:p>
          </table:table-cell>
          <table:table-cell table:style-name="ce23" table:formula="of:=[.CW20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91"/>
          <table:table-cell table:style-name="ce12" office:value-type="string">
            <text:p>total=</text:p>
          </table:table-cell>
          <table:table-cell table:style-name="ce12" table:formula="of:=COUNTA([.CH26:.CH58])" office:value-type="float" office:value="33">
            <text:p>33</text:p>
          </table:table-cell>
          <table:table-cell table:style-name="ce12" table:formula="of:=SUM([.CR15:.CR20])" office:value-type="percentage" office:value="1">
            <text:p>100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4:.$AR$88])" office:value-type="float" office:value="24">
            <text:p>24</text:p>
          </table:table-cell>
          <table:table-cell table:style-name="ce12" table:formula="of:=SUM([.CX15:.CX20])" office:value-type="percentage" office:value="0.631578947368421">
            <text:p>63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20_134342_510097).dat</text:p>
          </table:table-cell>
          <table:table-cell table:number-columns-repeated="1013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18_143757[eap-2.id-1].[AUDJPY-5].dir</text:p>
          </table:table-cell>
          <table:table-cell table:number-columns-repeated="1013"/>
        </table:table-row>
        <table:table-row table:style-name="ro2">
          <table:table-cell table:number-columns-repeated="1015"/>
        </table:table-row>
        <table:table-row table:style-name="ro3">
          <table:table-cell table:style-name="ce11" office:value-type="string">
            <text:p>[2020.05.18 13:41:33 / lib_ea_2.mqh:2103]</text:p>
          </table:table-cell>
          <table:table-cell table:style-name="ce13" office:value-type="string">
            <text:p>ticket-num</text:p>
          </table:table-cell>
          <table:table-cell table:style-name="ce13" office:value-type="string">
            <text:p>curr.datetime</text:p>
          </table:table-cell>
          <table:table-cell table:style-name="ce13" office:value-type="string">
            <text:p>Close.-9</text:p>
          </table:table-cell>
          <table:table-cell table:style-name="ce13" office:value-type="string">
            <text:p>Close.-8</text:p>
          </table:table-cell>
          <table:table-cell table:style-name="ce13" office:value-type="string">
            <text:p>Close.-7</text:p>
          </table:table-cell>
          <table:table-cell table:style-name="ce13" office:value-type="string">
            <text:p>Close.-6</text:p>
          </table:table-cell>
          <table:table-cell table:style-name="ce13" office:value-type="string">
            <text:p>Close.-5</text:p>
          </table:table-cell>
          <table:table-cell table:style-name="ce13" office:value-type="string">
            <text:p>Close.-4</text:p>
          </table:table-cell>
          <table:table-cell table:style-name="ce13" office:value-type="string">
            <text:p>Close.-3</text:p>
          </table:table-cell>
          <table:table-cell table:style-name="ce13" office:value-type="string">
            <text:p>Close.-2</text:p>
          </table:table-cell>
          <table:table-cell table:style-name="ce13" office:value-type="string">
            <text:p>Close.-1</text:p>
          </table:table-cell>
          <table:table-cell table:style-name="ce13" office:value-type="string">
            <text:p>u/d.-9</text:p>
          </table:table-cell>
          <table:table-cell table:style-name="ce13" office:value-type="string">
            <text:p>u/d.-8</text:p>
          </table:table-cell>
          <table:table-cell table:style-name="ce13" office:value-type="string">
            <text:p>u/d.-7</text:p>
          </table:table-cell>
          <table:table-cell table:style-name="ce13" office:value-type="string">
            <text:p>u/d.-6</text:p>
          </table:table-cell>
          <table:table-cell table:style-name="ce13" office:value-type="string">
            <text:p>u/d.-5</text:p>
          </table:table-cell>
          <table:table-cell table:style-name="ce13" office:value-type="string">
            <text:p>u/d.-4</text:p>
          </table:table-cell>
          <table:table-cell table:style-name="ce13" office:value-type="string">
            <text:p>u/d.-3</text:p>
          </table:table-cell>
          <table:table-cell table:style-name="ce13" office:value-type="string">
            <text:p>u/d.-2</text:p>
          </table:table-cell>
          <table:table-cell table:style-name="ce13" office:value-type="string">
            <text:p>u/d.-1</text:p>
          </table:table-cell>
          <table:table-cell table:style-name="ce13" office:value-type="string">
            <text:p>width.-9</text:p>
          </table:table-cell>
          <table:table-cell table:style-name="ce13" office:value-type="string">
            <text:p>width.-8</text:p>
          </table:table-cell>
          <table:table-cell table:style-name="ce13" office:value-type="string">
            <text:p>width.-7</text:p>
          </table:table-cell>
          <table:table-cell table:style-name="ce13" office:value-type="string">
            <text:p>width.-6</text:p>
          </table:table-cell>
          <table:table-cell table:style-name="ce13" office:value-type="string">
            <text:p>width.-5</text:p>
          </table:table-cell>
          <table:table-cell table:style-name="ce13" office:value-type="string">
            <text:p>width.-4</text:p>
          </table:table-cell>
          <table:table-cell table:style-name="ce13" office:value-type="string">
            <text:p>width.-3</text:p>
          </table:table-cell>
          <table:table-cell table:style-name="ce13" office:value-type="string">
            <text:p>width.-2</text:p>
          </table:table-cell>
          <table:table-cell table:style-name="ce13" office:value-type="string">
            <text:p>width.-1</text:p>
          </table:table-cell>
          <table:table-cell table:style-name="ce13" office:value-type="string">
            <text:p>w-level.-9</text:p>
          </table:table-cell>
          <table:table-cell table:style-name="ce13" office:value-type="string">
            <text:p>w-level.-8</text:p>
          </table:table-cell>
          <table:table-cell table:style-name="ce13" office:value-type="string">
            <text:p>w-level.-7</text:p>
          </table:table-cell>
          <table:table-cell table:style-name="ce13" office:value-type="string">
            <text:p>w-level.-6</text:p>
          </table:table-cell>
          <table:table-cell table:style-name="ce13" office:value-type="string">
            <text:p>w-level.-5</text:p>
          </table:table-cell>
          <table:table-cell table:style-name="ce13" office:value-type="string">
            <text:p>w-level.-4</text:p>
          </table:table-cell>
          <table:table-cell table:style-name="ce13" office:value-type="string">
            <text:p>w-level.-3</text:p>
          </table:table-cell>
          <table:table-cell table:style-name="ce13" office:value-type="string">
            <text:p>w-level.-2</text:p>
          </table:table-cell>
          <table:table-cell table:style-name="ce13" office:value-type="string">
            <text:p>w-level.-1</text:p>
          </table:table-cell>
          <table:table-cell table:style-name="ce13" office:value-type="string">
            <text:p>MFI.-9</text:p>
          </table:table-cell>
          <table:table-cell table:style-name="ce13" office:value-type="string">
            <text:p>MFI.-8</text:p>
          </table:table-cell>
          <table:table-cell table:style-name="ce13" office:value-type="string">
            <text:p>MFI.-7</text:p>
          </table:table-cell>
          <table:table-cell table:style-name="ce13" office:value-type="string">
            <text:p>MFI.-6</text:p>
          </table:table-cell>
          <table:table-cell table:style-name="ce13" office:value-type="string">
            <text:p>MFI.-5</text:p>
          </table:table-cell>
          <table:table-cell table:style-name="ce17" office:value-type="string">
            <text:p>MFI.-4</text:p>
          </table:table-cell>
          <table:table-cell table:style-name="ce17" office:value-type="string">
            <text:p>MFI.-3</text:p>
          </table:table-cell>
          <table:table-cell table:style-name="ce17" office:value-type="string">
            <text:p>MFI.-2</text:p>
          </table:table-cell>
          <table:table-cell table:style-name="ce17" office:value-type="string">
            <text:p>MFI.-1</text:p>
          </table:table-cell>
          <table:table-cell table:style-name="ce17" office:value-type="string">
            <text:p>RSI.-9</text:p>
          </table:table-cell>
          <table:table-cell table:style-name="ce17" office:value-type="string">
            <text:p>RSI.-8</text:p>
          </table:table-cell>
          <table:table-cell table:style-name="ce17" office:value-type="string">
            <text:p>RSI.-7</text:p>
          </table:table-cell>
          <table:table-cell table:style-name="ce17" office:value-type="string">
            <text:p>RSI.-6</text:p>
          </table:table-cell>
          <table:table-cell table:style-name="ce17" office:value-type="string">
            <text:p>RSI.-5</text:p>
          </table:table-cell>
          <table:table-cell table:style-name="ce17" office:value-type="string">
            <text:p>RSI.-4</text:p>
          </table:table-cell>
          <table:table-cell table:style-name="ce17" office:value-type="string">
            <text:p>RSI.-3</text:p>
          </table:table-cell>
          <table:table-cell table:style-name="ce17" office:value-type="string">
            <text:p>RSI.-2</text:p>
          </table:table-cell>
          <table:table-cell table:style-name="ce17" office:value-type="string">
            <text:p>RSI.-1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17" office:value-type="string">
            <text:p>BB-loc.-9</text:p>
          </table:table-cell>
          <table:table-cell table:style-name="ce17" office:value-type="string">
            <text:p>BB-loc.-8</text:p>
          </table:table-cell>
          <table:table-cell table:style-name="ce17" office:value-type="string">
            <text:p>BB-loc.-7</text:p>
          </table:table-cell>
          <table:table-cell table:style-name="ce17" office:value-type="string">
            <text:p>BB-loc.-6</text:p>
          </table:table-cell>
          <table:table-cell table:style-name="ce17" office:value-type="string">
            <text:p>BB-loc.-5</text:p>
          </table:table-cell>
          <table:table-cell table:style-name="ce17" office:value-type="string">
            <text:p>BB-loc.-4</text:p>
          </table:table-cell>
          <table:table-cell table:style-name="ce17" office:value-type="string">
            <text:p>BB-loc.-3</text:p>
          </table:table-cell>
          <table:table-cell table:style-name="ce17" office:value-type="string">
            <text:p>BB-loc.-2</text:p>
          </table:table-cell>
          <table:table-cell table:style-name="ce20" office:value-type="string">
            <text:p>BB-loc.-1</text:p>
          </table:table-cell>
          <table:table-cell table:style-name="ce20" table:number-columns-repeated="10"/>
          <table:table-cell table:style-name="ce20" office:value-type="string">
            <text:p>profit</text:p>
          </table:table-cell>
          <table:table-cell table:style-name="ce24" table:number-columns-repeated="929"/>
        </table:table-row>
        <table:table-row table:style-name="ro2">
          <table:table-cell table:style-name="ce12" office:value-type="float" office:value="46">
            <text:p>46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0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9" office:value-type="float" office:value="71.78675">
            <text:p>72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39">
            <text:p>69.539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6100">
            <text:p>16,100</text:p>
          </table:table-cell>
          <table:table-cell table:number-columns-repeated="929"/>
        </table:table-row>
        <table:table-row table:style-name="ro2">
          <table:table-cell table:style-name="ce12" office:value-type="float" office:value="47">
            <text:p>47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0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9" office:value-type="float" office:value="71.06331">
            <text:p>7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4500">
            <text:p>14,500</text:p>
          </table:table-cell>
          <table:table-cell table:number-columns-repeated="929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0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style-name="ce14" office:value-type="float" office:value="68.876">
            <text:p>68.876</text:p>
          </table:table-cell>
          <table:table-cell table:style-name="ce14" office:value-type="float" office:value="68.895">
            <text:p>68.895</text:p>
          </table:table-cell>
          <table:table-cell table:style-name="ce14" office:value-type="float" office:value="68.861">
            <text:p>68.86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8">
            <text:p>0.018</text:p>
          </table:table-cell>
          <table:table-cell table:style-name="ce14" office:value-type="float" office:value="-0.033">
            <text:p>-0.03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0.45899">
            <text:p>40.45899</text:p>
          </table:table-cell>
          <table:table-cell table:style-name="ce18" office:value-type="float" office:value="42.33243">
            <text:p>42.33243</text:p>
          </table:table-cell>
          <table:table-cell table:style-name="ce18" office:value-type="float" office:value="35.87092">
            <text:p>35.87092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37.80235">
            <text:p>37.80235</text:p>
          </table:table-cell>
          <table:table-cell table:style-name="ce18" office:value-type="float" office:value="41.06132">
            <text:p>41.06132</text:p>
          </table:table-cell>
          <table:table-cell table:style-name="ce18" office:value-type="float" office:value="37.37271">
            <text:p>37.37271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8" office:value-type="float" office:value="-0.459">
            <text:p>-0.45900</text:p>
          </table:table-cell>
          <table:table-cell table:style-name="ce18" office:value-type="float" office:value="-0.8463">
            <text:p>-0.84630</text:p>
          </table:table-cell>
          <table:table-cell table:style-name="ce18" office:value-type="float" office:value="-1.84485">
            <text:p>-1.8448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71">
            <text:p>68.87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3400">
            <text:p>13,400</text:p>
          </table:table-cell>
          <table:table-cell table:number-columns-repeated="929"/>
        </table:table-row>
        <table:table-row table:style-name="ro2">
          <table:table-cell table:style-name="ce12" office:value-type="float" office:value="35">
            <text:p>35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9" office:value-type="float" office:value="80.69466">
            <text:p>81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09">
            <text:p>69.309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2100">
            <text:p>12,100</text:p>
          </table:table-cell>
          <table:table-cell table:number-columns-repeated="929"/>
        </table:table-row>
        <table:table-row table:style-name="ro2">
          <table:table-cell table:style-name="ce12" office:value-type="float" office:value="3">
            <text:p>3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0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700">
            <text:p>11,700</text:p>
          </table:table-cell>
          <table:table-cell table:number-columns-repeated="929"/>
        </table:table-row>
        <table:table-row table:style-name="ro2">
          <table:table-cell table:style-name="ce12" office:value-type="float" office:value="4">
            <text:p>4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0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91">
            <text:p>68.89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400">
            <text:p>11,400</text:p>
          </table:table-cell>
          <table:table-cell table:number-columns-repeated="929"/>
        </table:table-row>
        <table:table-row table:style-name="ro2">
          <table:table-cell table:style-name="ce12" office:value-type="float" office:value="33">
            <text:p>33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0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9" office:value-type="float" office:value="75.81733">
            <text:p>76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5">
            <text:p>69.325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0500">
            <text:p>10,500</text:p>
          </table:table-cell>
          <table:table-cell table:number-columns-repeated="929"/>
        </table:table-row>
        <table:table-row table:style-name="ro2">
          <table:table-cell table:style-name="ce12" office:value-type="float" office:value="25">
            <text:p>2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0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9" office:value-type="float" office:value="59.19754">
            <text:p>59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5">
            <text:p>69.065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700">
            <text:p>8,700</text:p>
          </table:table-cell>
          <table:table-cell table:number-columns-repeated="929"/>
        </table:table-row>
        <table:table-row table:style-name="ro2">
          <table:table-cell table:style-name="ce12" office:value-type="float" office:value="24">
            <text:p>24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0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6">
            <text:p>69.06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3.91386">
            <text:p>53.91386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9" office:value-type="float" office:value="60.02474">
            <text:p>60</text:p>
          </table:table-cell>
          <table:table-cell office:value-type="float" office:value="59.19754">
            <text:p>59.19754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office:value-type="float" office:value="48.06622">
            <text:p>48.06622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400">
            <text:p>8,400</text:p>
          </table:table-cell>
          <table:table-cell table:number-columns-repeated="929"/>
        </table:table-row>
        <table:table-row table:style-name="ro2">
          <table:table-cell table:style-name="ce12" office:value-type="float" office:value="48">
            <text:p>48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0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9" office:value-type="float" office:value="71.20176">
            <text:p>71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91">
            <text:p>69.691</text:p>
          </table:table-cell>
          <table:table-cell table:style-name="ce12" office:value-type="float" office:value="69.772">
            <text:p>69.772</text:p>
          </table:table-cell>
          <table:table-cell table:style-name="ce12" office:value-type="float" office:value="69.922">
            <text:p>69.922</text:p>
          </table:table-cell>
          <table:table-cell table:style-name="ce12" office:value-type="string">
            <text:p>2020.05.18 16:42:38</text:p>
          </table:table-cell>
          <table:table-cell table:style-name="ce12" office:value-type="float" office:value="69.772">
            <text:p>69.772</text:p>
          </table:table-cell>
          <table:table-cell table:style-name="ce19" office:value-type="float" office:value="8100">
            <text:p>8,100</text:p>
          </table:table-cell>
          <table:table-cell table:number-columns-repeated="929"/>
        </table:table-row>
        <table:table-row table:style-name="ro2">
          <table:table-cell table:style-name="ce12" office:value-type="float" office:value="27">
            <text:p>27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0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5.5294">
            <text:p>55.5294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9" office:value-type="float" office:value="50.72399">
            <text:p>51</text:p>
          </table:table-cell>
          <table:table-cell office:value-type="float" office:value="56.12244">
            <text:p>56.12244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50.75509">
            <text:p>50.75509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0.0855">
            <text:p>0.0855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8000">
            <text:p>8,000</text:p>
          </table:table-cell>
          <table:table-cell table:number-columns-repeated="929"/>
        </table:table-row>
        <table:table-row table:style-name="ro2">
          <table:table-cell table:style-name="ce12" office:value-type="float" office:value="28">
            <text:p>28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0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9" office:value-type="float" office:value="56.12244">
            <text:p>56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7">
            <text:p>69.177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41">
            <text:p>41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0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9" office:value-type="float" office:value="72.07122">
            <text:p>7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0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2" office:value-type="float" office:value="56.12244">
            <text:p>56.12244</text:p>
          </table:table-cell>
          <table:table-cell table:style-name="ce19" office:value-type="float" office:value="51.76243">
            <text:p>52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65.492">
            <text:p>65.492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9">
            <text:p>69.179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500">
            <text:p>6,500</text:p>
          </table:table-cell>
          <table:table-cell table:number-columns-repeated="929"/>
        </table:table-row>
        <table:table-row table:style-name="ro2">
          <table:table-cell table:style-name="ce12" office:value-type="float" office:value="26">
            <text:p>26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2" office:value-type="float" office:value="59.19754">
            <text:p>59.19754</text:p>
          </table:table-cell>
          <table:table-cell table:style-name="ce19" office:value-type="float" office:value="59.90678">
            <text:p>60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5.5294">
            <text:p>55.5294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50.75509">
            <text:p>50.75509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office:value-type="float" office:value="0.0855">
            <text:p>0.0855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1">
            <text:p>69.091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6100">
            <text:p>6,100</text:p>
          </table:table-cell>
          <table:table-cell table:number-columns-repeated="929"/>
        </table:table-row>
        <table:table-row table:style-name="ro2">
          <table:table-cell table:style-name="ce12" office:value-type="float" office:value="36">
            <text:p>36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0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2" office:value-type="float" office:value="80.69466">
            <text:p>80.69466</text:p>
          </table:table-cell>
          <table:table-cell table:style-name="ce12" office:value-type="float" office:value="80.80645">
            <text:p>80.80645</text:p>
          </table:table-cell>
          <table:table-cell table:style-name="ce19" office:value-type="float" office:value="81.41803">
            <text:p>81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9.36523">
            <text:p>69.36523</text:p>
          </table:table-cell>
          <table:table-cell office:value-type="float" office:value="70.17161">
            <text:p>70.17161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71">
            <text:p>69.371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40">
            <text:p>40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0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0.0461">
            <text:p>70.046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9" office:value-type="float" office:value="71.20614">
            <text:p>71</text:p>
          </table:table-cell>
          <table:table-cell office:value-type="float" office:value="72.07122">
            <text:p>72.0712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84">
            <text:p>69.484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0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4.2997">
            <text:p>64.2997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9" office:value-type="float" office:value="64.14693">
            <text:p>64</text:p>
          </table:table-cell>
          <table:table-cell office:value-type="float" office:value="69.67563">
            <text:p>69.67563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5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49">
            <text:p>69.249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5600">
            <text:p>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0</text:p>
          </table:table-cell>
          <table:table-cell table:style-name="ce12" office:value-type="float" office:value="69.004">
            <text:p>69.004</text:p>
          </table:table-cell>
          <table:table-cell table:style-name="ce12" office:value-type="float" office:value="69.02">
            <text:p>69.02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0.005">
            <text:p>-0.005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4.10903">
            <text:p>54.10903</text:p>
          </table:table-cell>
          <table:table-cell table:style-name="ce12" office:value-type="float" office:value="53.77135">
            <text:p>53.77135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9" office:value-type="float" office:value="54.57187">
            <text:p>55</text:p>
          </table:table-cell>
          <table:table-cell office:value-type="float" office:value="61.0021">
            <text:p>61.0021</text:p>
          </table:table-cell>
          <table:table-cell office:value-type="float" office:value="67.1829">
            <text:p>67.1829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56.17091">
            <text:p>56.17091</text:p>
          </table:table-cell>
          <table:table-cell office:value-type="float" office:value="57.91386">
            <text:p>57.91386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0.1912">
            <text:p>0.1912</text:p>
          </table:table-cell>
          <table:table-cell office:value-type="float" office:value="0.32955">
            <text:p>0.32955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6">
            <text:p>69.076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500">
            <text:p>5,500</text:p>
          </table:table-cell>
          <table:table-cell table:number-columns-repeated="929"/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0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2" office:value-type="float" office:value="54.57187">
            <text:p>54.57187</text:p>
          </table:table-cell>
          <table:table-cell table:style-name="ce12" office:value-type="float" office:value="61.0021">
            <text:p>61.0021</text:p>
          </table:table-cell>
          <table:table-cell table:style-name="ce19" office:value-type="float" office:value="67.1829">
            <text:p>67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60.95195">
            <text:p>60.95195</text:p>
          </table:table-cell>
          <table:table-cell office:value-type="float" office:value="59.0181">
            <text:p>59.0181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400">
            <text:p>5,400</text:p>
          </table:table-cell>
          <table:table-cell table:number-columns-repeated="929"/>
        </table:table-row>
        <table:table-row table:style-name="ro2">
          <table:table-cell table:style-name="ce12" office:value-type="float" office:value="9">
            <text:p>9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0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style-name="ce14" office:value-type="float" office:value="69.07">
            <text:p>69.07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4" office:value-type="float" office:value="-0.043">
            <text:p>-0.04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61.62516">
            <text:p>61.62516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59.73273">
            <text:p>59.73273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style-name="ce18" office:value-type="float" office:value="2.32995">
            <text:p>2.32995</text:p>
          </table:table-cell>
          <table:table-cell table:number-columns-repeated="6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4">
            <text:p>69.084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4700">
            <text:p>4,700</text:p>
          </table:table-cell>
          <table:table-cell table:number-columns-repeated="929"/>
        </table:table-row>
        <table:table-row table:style-name="ro2">
          <table:table-cell table:style-name="ce12" office:value-type="float" office:value="31">
            <text:p>31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0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9" office:value-type="float" office:value="69.67563">
            <text:p>70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6">
            <text:p>69.26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4500">
            <text:p>4,500</text:p>
          </table:table-cell>
          <table:table-cell table:number-columns-repeated="929"/>
        </table:table-row>
        <table:table-row table:style-name="ro2">
          <table:table-cell table:style-name="ce12" office:value-type="float" office:value="49">
            <text:p>49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0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9" office:value-type="float" office:value="71.29264">
            <text:p>71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3">
            <text:p>69.733</text:p>
          </table:table-cell>
          <table:table-cell table:style-name="ce12" office:value-type="float" office:value="69.777">
            <text:p>69.777</text:p>
          </table:table-cell>
          <table:table-cell table:style-name="ce12" office:value-type="float" office:value="69.927">
            <text:p>69.927</text:p>
          </table:table-cell>
          <table:table-cell table:style-name="ce12" office:value-type="string">
            <text:p>2020.05.18 16:50:49</text:p>
          </table:table-cell>
          <table:table-cell table:style-name="ce12" office:value-type="float" office:value="69.777">
            <text:p>69.777</text:p>
          </table:table-cell>
          <table:table-cell table:style-name="ce19" office:value-type="float" office:value="4400">
            <text:p>4,400</text:p>
          </table:table-cell>
          <table:table-cell table:number-columns-repeated="929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9.36523">
            <text:p>69.36523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9" office:value-type="float" office:value="69.23618">
            <text:p>69</text:p>
          </table:table-cell>
          <table:table-cell office:value-type="float" office:value="68.48405">
            <text:p>68.48405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96">
            <text:p>69.496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4200">
            <text:p>4,200</text:p>
          </table:table-cell>
          <table:table-cell table:number-columns-repeated="929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4" office:value-type="float" office:value="68.931">
            <text:p>68.931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.035">
            <text:p>0.035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48.58482">
            <text:p>48.58482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47.83393">
            <text:p>47.83393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-0.4726">
            <text:p>-0.47260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25">
            <text:p>69.025</text:p>
          </table:table-cell>
          <table:table-cell table:style-name="ce12" office:value-type="float" office:value="69.055">
            <text:p>69.055</text:p>
          </table:table-cell>
          <table:table-cell table:style-name="ce12" office:value-type="float" office:value="69.205">
            <text:p>69.205</text:p>
          </table:table-cell>
          <table:table-cell table:style-name="ce12" office:value-type="string">
            <text:p>2020.05.18 10:07:32</text:p>
          </table:table-cell>
          <table:table-cell table:style-name="ce12" office:value-type="float" office:value="69.055">
            <text:p>69.055</text:p>
          </table:table-cell>
          <table:table-cell table:style-name="ce19" office:value-type="float" office:value="3000">
            <text:p>3,000</text:p>
          </table:table-cell>
          <table:table-cell table:number-columns-repeated="929"/>
        </table:table-row>
        <table:table-row table:style-name="ro2">
          <table:table-cell table:style-name="ce12" office:value-type="float" office:value="42">
            <text:p>42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0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2" office:value-type="float" office:value="72.07122">
            <text:p>72.07122</text:p>
          </table:table-cell>
          <table:table-cell table:style-name="ce19" office:value-type="float" office:value="72.55905">
            <text:p>73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66.82831">
            <text:p>66.82831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15">
            <text:p>69.515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2800">
            <text:p>2,800</text:p>
          </table:table-cell>
          <table:table-cell table:number-columns-repeated="929"/>
        </table:table-row>
        <table:table-row table:style-name="ro2">
          <table:table-cell table:style-name="ce12" office:value-type="float" office:value="15">
            <text:p>15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0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9" office:value-type="float" office:value="63.10835">
            <text:p>63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">
            <text:p>69.13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306">
            <text:p>69.306</text:p>
          </table:table-cell>
          <table:table-cell table:style-name="ce12" office:value-type="string">
            <text:p>2020.05.18 11:33:51</text:p>
          </table:table-cell>
          <table:table-cell table:style-name="ce12" office:value-type="float" office:value="69.156">
            <text:p>69.156</text:p>
          </table:table-cell>
          <table:table-cell table:style-name="ce19" office:value-type="float" office:value="2600">
            <text:p>2,600</text:p>
          </table:table-cell>
          <table:table-cell table:number-columns-repeated="929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9" office:value-type="float" office:value="69.94441">
            <text:p>70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8">
            <text:p>69.28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0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9" office:value-type="float" office:value="64.84442">
            <text:p>65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1">
            <text:p>69.08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39">
            <text:p>39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0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2" office:value-type="float" office:value="68.48405">
            <text:p>68.48405</text:p>
          </table:table-cell>
          <table:table-cell table:style-name="ce19" office:value-type="float" office:value="70.0461">
            <text:p>70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71.20614">
            <text:p>71.20614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24">
            <text:p>69.524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1400">
            <text:p>1,400</text:p>
          </table:table-cell>
          <table:table-cell table:number-columns-repeated="929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0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9" office:value-type="float" office:value="68.66985">
            <text:p>69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6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01">
            <text:p>69.10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500">
            <text:p>500</text:p>
          </table:table-cell>
          <table:table-cell table:number-columns-repeated="929"/>
        </table:table-row>
        <table:table-row table:style-name="ro2">
          <table:table-cell table:style-name="ce12" office:value-type="float" office:value="43">
            <text:p>4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0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2.55905">
            <text:p>72.55905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9" office:value-type="float" office:value="66.82831">
            <text:p>67</text:p>
          </table:table-cell>
          <table:table-cell office:value-type="float" office:value="66.99782">
            <text:p>66.99782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6">
            <text:p>69.556</text:p>
          </table:table-cell>
          <table:table-cell table:style-name="ce12" office:value-type="float" office:value="69.56">
            <text:p>69.56</text:p>
          </table:table-cell>
          <table:table-cell table:style-name="ce12" office:value-type="float" office:value="69.71">
            <text:p>69.71</text:p>
          </table:table-cell>
          <table:table-cell table:style-name="ce12" office:value-type="string">
            <text:p>2020.05.18 16:27:41</text:p>
          </table:table-cell>
          <table:table-cell table:style-name="ce12" office:value-type="float" office:value="69.56">
            <text:p>69.56</text:p>
          </table:table-cell>
          <table:table-cell table:style-name="ce19" office:value-type="float" office:value="400">
            <text:p>400</text:p>
          </table:table-cell>
          <table:table-cell table:number-columns-repeated="929"/>
        </table:table-row>
        <table:table-row table:style-name="ro2">
          <table:table-cell table:style-name="ce12" office:value-type="float" office:value="13">
            <text:p>13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9" office:value-type="float" office:value="61.26995">
            <text:p>61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table:number-columns-repeated="7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1">
            <text:p>69.161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200">
            <text:p>200</text:p>
          </table:table-cell>
          <table:table-cell table:number-columns-repeated="929"/>
        </table:table-row>
        <table:table-row table:style-name="ro2">
          <table:table-cell table:style-name="ce12" office:value-type="float" office:value="12">
            <text:p>12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0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0.95195">
            <text:p>60.95195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9" office:value-type="float" office:value="62.08816">
            <text:p>62</text:p>
          </table:table-cell>
          <table:table-cell office:value-type="float" office:value="61.26995">
            <text:p>61.26995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7">
            <text:p>69.167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-400">
            <text:p>-400</text:p>
          </table:table-cell>
          <table:table-cell table:number-columns-repeated="929"/>
        </table:table-row>
        <table:table-row table:style-name="ro2">
          <table:table-cell table:style-name="ce12" office:value-type="float" office:value="8">
            <text:p>8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0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number-columns-repeated="7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063">
            <text:p>69.063</text:p>
          </table:table-cell>
          <table:table-cell table:style-name="ce12" office:value-type="float" office:value="69.213">
            <text:p>69.213</text:p>
          </table:table-cell>
          <table:table-cell table:style-name="ce12" office:value-type="string">
            <text:p>2020.05.18 10:13:27</text:p>
          </table:table-cell>
          <table:table-cell table:style-name="ce12" office:value-type="float" office:value="69.063">
            <text:p>69.063</text:p>
          </table:table-cell>
          <table:table-cell table:style-name="ce19" office:value-type="float" office:value="-5400">
            <text:p>-5,400</text:p>
          </table:table-cell>
          <table:table-cell table:number-columns-repeated="929"/>
        </table:table-row>
        <table:table-row table:style-name="ro2">
          <table:table-cell table:style-name="ce12" office:value-type="float" office:value="7">
            <text:p>7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039">
            <text:p>69.039</text:p>
          </table:table-cell>
          <table:table-cell table:style-name="ce12" office:value-type="float" office:value="69.189">
            <text:p>69.189</text:p>
          </table:table-cell>
          <table:table-cell table:style-name="ce12" office:value-type="string">
            <text:p>2020.05.18 10:28:13</text:p>
          </table:table-cell>
          <table:table-cell table:style-name="ce12" office:value-type="float" office:value="69.039">
            <text:p>69.039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16">
            <text:p>16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0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9" office:value-type="float" office:value="64.02584">
            <text:p>6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05">
            <text:p>69.205</text:p>
          </table:table-cell>
          <table:table-cell table:style-name="ce12" office:value-type="float" office:value="69.15">
            <text:p>69.15</text:p>
          </table:table-cell>
          <table:table-cell table:style-name="ce12" office:value-type="float" office:value="69.3">
            <text:p>69.3</text:p>
          </table:table-cell>
          <table:table-cell table:style-name="ce12" office:value-type="string">
            <text:p>2020.05.18 11:33:52</text:p>
          </table:table-cell>
          <table:table-cell table:style-name="ce12" office:value-type="float" office:value="69.15">
            <text:p>69.15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0</text:p>
          </table:table-cell>
          <table:table-cell table:style-name="ce14" office:value-type="float" office:value="68.988">
            <text:p>68.988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6">
            <text:p>0.036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8" office:value-type="float" office:value="30.94724">
            <text:p>30.94724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9.52157">
            <text:p>49.52157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-0.722">
            <text:p>-0.72200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43">
            <text:p>68.943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38">
            <text:p>69.038</text:p>
          </table:table-cell>
          <table:table-cell table:style-name="ce12" office:value-type="string">
            <text:p>2020.05.18 08:49:05</text:p>
          </table:table-cell>
          <table:table-cell table:style-name="ce12" office:value-type="float" office:value="68.888">
            <text:p>68.888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0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9" office:value-type="float" office:value="81.36974">
            <text:p>81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6">
            <text:p>69.326</text:p>
          </table:table-cell>
          <table:table-cell table:style-name="ce12" office:value-type="float" office:value="69.27">
            <text:p>69.27</text:p>
          </table:table-cell>
          <table:table-cell table:style-name="ce12" office:value-type="float" office:value="69.42">
            <text:p>69.42</text:p>
          </table:table-cell>
          <table:table-cell table:style-name="ce12" office:value-type="string">
            <text:p>2020.05.18 14:36:28</text:p>
          </table:table-cell>
          <table:table-cell table:style-name="ce12" office:value-type="float" office:value="69.27">
            <text:p>69.2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38">
            <text:p>38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0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9" office:value-type="float" office:value="68.48405">
            <text:p>68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3">
            <text:p>69.553</text:p>
          </table:table-cell>
          <table:table-cell table:style-name="ce12" office:value-type="float" office:value="69.497">
            <text:p>69.497</text:p>
          </table:table-cell>
          <table:table-cell table:style-name="ce12" office:value-type="float" office:value="69.647">
            <text:p>69.647</text:p>
          </table:table-cell>
          <table:table-cell table:style-name="ce12" office:value-type="string">
            <text:p>2020.05.18 15:43:10</text:p>
          </table:table-cell>
          <table:table-cell table:style-name="ce12" office:value-type="float" office:value="69.497">
            <text:p>69.49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0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9" office:value-type="float" office:value="67.40308">
            <text:p>67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1">
            <text:p>69.61</text:p>
          </table:table-cell>
          <table:table-cell table:style-name="ce12" office:value-type="float" office:value="69.554">
            <text:p>69.554</text:p>
          </table:table-cell>
          <table:table-cell table:style-name="ce12" office:value-type="float" office:value="69.704">
            <text:p>69.704</text:p>
          </table:table-cell>
          <table:table-cell table:style-name="ce12" office:value-type="string">
            <text:p>2020.05.18 16:27:44</text:p>
          </table:table-cell>
          <table:table-cell table:style-name="ce12" office:value-type="float" office:value="69.554">
            <text:p>69.554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0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9" office:value-type="float" office:value="68.60142">
            <text:p>69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8">
            <text:p>69.138</text:p>
          </table:table-cell>
          <table:table-cell table:style-name="ce12" office:value-type="float" office:value="69.082">
            <text:p>69.082</text:p>
          </table:table-cell>
          <table:table-cell table:style-name="ce12" office:value-type="float" office:value="69.232">
            <text:p>69.232</text:p>
          </table:table-cell>
          <table:table-cell table:style-name="ce12" office:value-type="string">
            <text:p>2020.05.18 11:42:48</text:p>
          </table:table-cell>
          <table:table-cell table:style-name="ce12" office:value-type="float" office:value="69.082">
            <text:p>69.082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22">
            <text:p>22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0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68.66985">
            <text:p>68.66985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9" office:value-type="float" office:value="53.91386">
            <text:p>54</text:p>
          </table:table-cell>
          <table:table-cell office:value-type="float" office:value="58.78135">
            <text:p>58.78135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4">
            <text:p>69.124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218">
            <text:p>69.218</text:p>
          </table:table-cell>
          <table:table-cell table:style-name="ce12" office:value-type="string">
            <text:p>2020.05.18 12:26:07</text:p>
          </table:table-cell>
          <table:table-cell table:style-name="ce12" office:value-type="float" office:value="69.068">
            <text:p>69.068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9" office:value-type="float" office:value="64.35704">
            <text:p>6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244">
            <text:p>69.244</text:p>
          </table:table-cell>
          <table:table-cell table:style-name="ce12" office:value-type="string">
            <text:p>2020.05.18 11:42:47</text:p>
          </table:table-cell>
          <table:table-cell table:style-name="ce12" office:value-type="float" office:value="69.094">
            <text:p>69.094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23">
            <text:p>2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0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2" office:value-type="float" office:value="53.91386">
            <text:p>53.91386</text:p>
          </table:table-cell>
          <table:table-cell table:style-name="ce19" office:value-type="float" office:value="58.78135">
            <text:p>59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59.19754">
            <text:p>59.19754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7">
            <text:p>69.137</text:p>
          </table:table-cell>
          <table:table-cell table:style-name="ce12" office:value-type="float" office:value="69.08">
            <text:p>69.08</text:p>
          </table:table-cell>
          <table:table-cell table:style-name="ce12" office:value-type="float" office:value="69.23">
            <text:p>69.23</text:p>
          </table:table-cell>
          <table:table-cell table:style-name="ce12" office:value-type="string">
            <text:p>2020.05.18 12:25:29</text:p>
          </table:table-cell>
          <table:table-cell table:style-name="ce12" office:value-type="float" office:value="69.08">
            <text:p>69.08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50">
            <text:p>50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0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9" office:value-type="float" office:value="66.53788">
            <text:p>67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98">
            <text:p>69.798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89">
            <text:p>69.89</text:p>
          </table:table-cell>
          <table:table-cell table:style-name="ce12" office:value-type="string">
            <text:p>2020.05.18 16:54:46</text:p>
          </table:table-cell>
          <table:table-cell table:style-name="ce12" office:value-type="float" office:value="69.74">
            <text:p>69.74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21">
            <text:p>68.921</text:p>
          </table:table-cell>
          <table:table-cell table:style-name="ce12" office:value-type="float" office:value="68.863">
            <text:p>68.863</text:p>
          </table:table-cell>
          <table:table-cell table:style-name="ce12" office:value-type="float" office:value="69.013">
            <text:p>69.013</text:p>
          </table:table-cell>
          <table:table-cell table:style-name="ce12" office:value-type="string">
            <text:p>2020.05.18 09:09:23</text:p>
          </table:table-cell>
          <table:table-cell table:style-name="ce12" office:value-type="float" office:value="68.863">
            <text:p>68.863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14">
            <text:p>14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0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9" office:value-type="float" office:value="61.41768">
            <text:p>61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15">
            <text:p>69.115</text:p>
          </table:table-cell>
          <table:table-cell table:style-name="ce12" office:value-type="float" office:value="69.265">
            <text:p>69.265</text:p>
          </table:table-cell>
          <table:table-cell table:style-name="ce12" office:value-type="string">
            <text:p>2020.05.18 11:41:30</text:p>
          </table:table-cell>
          <table:table-cell table:style-name="ce12" office:value-type="float" office:value="69.115">
            <text:p>69.115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0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69.73">
            <text:p>69.7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0.001">
            <text:p>0.001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2" office:value-type="float" office:value="64.58608">
            <text:p>64.58608</text:p>
          </table:table-cell>
          <table:table-cell table:style-name="ce19" office:value-type="float" office:value="69.82961">
            <text:p>70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0.07202">
            <text:p>60.07202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67.71944">
            <text:p>67.7194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4.9868">
            <text:p>4.986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8">
            <text:p>69.738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51">
            <text:p>51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9" office:value-type="float" office:value="64.58608">
            <text:p>65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0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2" office:value-type="float" office:value="68.66985">
            <text:p>68.66985</text:p>
          </table:table-cell>
          <table:table-cell table:style-name="ce19" office:value-type="float" office:value="67.44038">
            <text:p>67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58.78135">
            <text:p>58.78135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67">
            <text:p>69.067</text:p>
          </table:table-cell>
          <table:table-cell table:style-name="ce12" office:value-type="float" office:value="69.217">
            <text:p>69.217</text:p>
          </table:table-cell>
          <table:table-cell table:style-name="ce12" office:value-type="string">
            <text:p>2020.05.18 12:26:10</text:p>
          </table:table-cell>
          <table:table-cell table:style-name="ce12" office:value-type="float" office:value="69.067">
            <text:p>69.067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44">
            <text:p>44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9" office:value-type="float" office:value="66.99782">
            <text:p>67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89">
            <text:p>69.589</text:p>
          </table:table-cell>
          <table:table-cell table:style-name="ce12" office:value-type="float" office:value="69.526">
            <text:p>69.526</text:p>
          </table:table-cell>
          <table:table-cell table:style-name="ce12" office:value-type="float" office:value="69.676">
            <text:p>69.676</text:p>
          </table:table-cell>
          <table:table-cell table:style-name="ce12" office:value-type="string">
            <text:p>2020.05.18 16:29:09</text:p>
          </table:table-cell>
          <table:table-cell table:style-name="ce12" office:value-type="float" office:value="69.526">
            <text:p>69.526</text:p>
          </table:table-cell>
          <table:table-cell table:style-name="ce19" office:value-type="float" office:value="-6300">
            <text:p>-6,300</text:p>
          </table:table-cell>
          <table:table-cell table:number-columns-repeated="929"/>
        </table:table-row>
        <table:table-row table:style-name="ro2" table:number-rows-repeated="16">
          <table:table-cell table:style-name="ce12" table:number-columns-repeated="43"/>
          <table:table-cell table:style-name="ce19"/>
          <table:table-cell table:number-columns-repeated="971"/>
        </table:table-row>
        <table:table-row table:style-name="ro2" table:number-rows-repeated="1048482">
          <table:table-cell table:number-columns-repeated="1015"/>
        </table:table-row>
        <table:table-row table:style-name="ro2">
          <table:table-cell table:number-columns-repeated="1015"/>
        </table:table-row>
      </table:table>
      <table:database-ranges>
        <table:database-range table:target-range-address="'1.1'.A26:'1.1'.CH77" table:contains-header="false">
          <table:sort>
            <table:sort-by table:field-number="8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/05/20</text:date>, <text:time>17:4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20T17:43:54.18</dc:date>
    <dc:creator>iwabuchi ken</dc:creator>
    <meta:editing-duration>PT4H39M35S</meta:editing-duration>
    <meta:editing-cycles>52</meta:editing-cycles>
    <meta:generator>OpenOffice/4.1.3$Win32 OpenOffice.org_project/413m1$Build-9783</meta:generator>
    <meta:document-statistic meta:table-count="3" meta:cell-count="96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664cm" style:legend-expansion="high" chart:style-name="ch2"/>
        <chart:plot-area chart:style-name="ch3" table:cell-range-address="'1'.D85:'1'.M88" chart:data-source-has-labels="both" svg:x="0.77cm" svg:y="0.855cm" svg:width="12.32cm" svg:height="7.545cm">
          <chartooo:coordinate-region svg:x="1.471cm" svg:y="1.067cm" svg:width="10.917cm" svg:height="7.121cm"/>
          <chart:axis chart:dimension="x" chart:name="primary-x" chart:style-name="ch4" chartooo:axis-type="auto">
            <chartooo:date-scale/>
            <chart:categories table:cell-range-address="'1'.E85:'1'.M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'.E86:'1'.M86" chart:label-cell-address="'1'.D86:'1'.D86" chart:class="chart:line">
            <chart:data-point chart:repeated="9"/>
          </chart:series>
          <chart:series chart:style-name="ch7" chart:values-cell-range-address="'1'.E87:'1'.M87" chart:label-cell-address="'1'.D87:'1'.D87" chart:class="chart:line">
            <chart:data-point chart:repeated="9"/>
          </chart:series>
          <chart:series chart:style-name="ch8" chart:values-cell-range-address="'1'.E88:'1'.M88" chart:label-cell-address="'1'.D88:'1'.D8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  <draw:g>
                  <svg:desc>'1'.E85:'1'.M85</svg:desc>
                </draw:g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  <draw:g>
                  <svg:desc>'1'.D86:'1'.D86</svg:desc>
                </draw:g>
              </table:table-cell>
              <table:table-cell office:value-type="float" office:value="4">
                <text:p>4</text:p>
                <draw:g>
                  <svg:desc>'1'.E86:'1'.M8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  <draw:g>
                  <svg:desc>'1'.D87:'1'.D87</svg:desc>
                </draw:g>
              </table:table-cell>
              <table:table-cell office:value-type="float" office:value="-3">
                <text:p>-3</text:p>
                <draw:g>
                  <svg:desc>'1'.E87:'1'.M8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  <draw:g>
                  <svg:desc>'1'.D88:'1'.D88</svg:desc>
                </draw:g>
              </table:table-cell>
              <table:table-cell office:value-type="float" office:value="-2">
                <text:p>-2</text:p>
                <draw:g>
                  <svg:desc>'1'.E88:'1'.M8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6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2.878cm" style:legend-expansion="high" chart:style-name="ch2"/>
        <chart:plot-area chart:style-name="ch3" table:cell-range-address="'1'.D92:'1'.M98" chart:data-source-has-labels="both" svg:x="0.77cm" svg:y="0.855cm" svg:width="12.029cm" svg:height="7.545cm">
          <chartooo:coordinate-region svg:x="1.405cm" svg:y="1.067cm" svg:width="10.757cm" svg:height="7.121cm"/>
          <chart:axis chart:dimension="x" chart:name="primary-x" chart:style-name="ch4" chartooo:axis-type="auto">
            <chartooo:date-scale/>
            <chart:categories table:cell-range-address="'1'.E92:'1'.M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'.E93:'1'.M93" chart:label-cell-address="'1'.D93:'1'.D93" chart:class="chart:line">
            <chart:data-point chart:repeated="9"/>
          </chart:series>
          <chart:series chart:style-name="ch7" chart:values-cell-range-address="'1'.E94:'1'.M94" chart:label-cell-address="'1'.D94:'1'.D94" chart:class="chart:line">
            <chart:data-point chart:repeated="9"/>
          </chart:series>
          <chart:series chart:style-name="ch8" chart:values-cell-range-address="'1'.E95:'1'.M95" chart:label-cell-address="'1'.D95:'1'.D95" chart:class="chart:line">
            <chart:data-point chart:repeated="9"/>
          </chart:series>
          <chart:series chart:style-name="ch9" chart:values-cell-range-address="'1'.E96:'1'.M96" chart:label-cell-address="'1'.D96:'1'.D96" chart:class="chart:line">
            <chart:data-point chart:repeated="9"/>
          </chart:series>
          <chart:series chart:style-name="ch10" chart:values-cell-range-address="'1'.E97:'1'.M97" chart:label-cell-address="'1'.D97:'1'.D97" chart:class="chart:line">
            <chart:data-point chart:repeated="9"/>
          </chart:series>
          <chart:series chart:style-name="ch11" chart:values-cell-range-address="'1'.E98:'1'.M98" chart:label-cell-address="'1'.D98:'1'.D98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  <draw:g>
                  <svg:desc>'1'.E92:'1'.M92</svg:desc>
                </draw:g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  <draw:g>
                  <svg:desc>'1'.D93:'1'.D93</svg:desc>
                </draw:g>
              </table:table-cell>
              <table:table-cell office:value-type="float" office:value="4.33605">
                <text:p>4.33605</text:p>
                <draw:g>
                  <svg:desc>'1'.E93:'1'.M93</svg:desc>
                </draw:g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  <draw:g>
                  <svg:desc>'1'.D94:'1'.D94</svg:desc>
                </draw:g>
              </table:table-cell>
              <table:table-cell office:value-type="float" office:value="-0.4726">
                <text:p>-0.4726</text:p>
                <draw:g>
                  <svg:desc>'1'.E94:'1'.M94</svg:desc>
                </draw:g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  <draw:g>
                  <svg:desc>'1'.D95:'1'.D95</svg:desc>
                </draw:g>
              </table:table-cell>
              <table:table-cell office:value-type="float" office:value="0.3955">
                <text:p>0.3955</text:p>
                <draw:g>
                  <svg:desc>'1'.E95:'1'.M95</svg:desc>
                </draw:g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  <draw:g>
                  <svg:desc>'1'.D96:'1'.D96</svg:desc>
                </draw:g>
              </table:table-cell>
              <table:table-cell office:value-type="float" office:value="1.8502">
                <text:p>1.8502</text:p>
                <draw:g>
                  <svg:desc>'1'.E96:'1'.M96</svg:desc>
                </draw:g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  <draw:g>
                  <svg:desc>'1'.D97:'1'.D97</svg:desc>
                </draw:g>
              </table:table-cell>
              <table:table-cell office:value-type="float" office:value="-0.3366">
                <text:p>-0.3366</text:p>
                <draw:g>
                  <svg:desc>'1'.E97:'1'.M97</svg:desc>
                </draw:g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  <draw:g>
                  <svg:desc>'1'.D98:'1'.D98</svg:desc>
                </draw:g>
              </table:table-cell>
              <table:table-cell office:value-type="float" office:value="4.6683">
                <text:p>4.6683</text:p>
                <draw:g>
                  <svg:desc>'1'.E98:'1'.M98</svg:desc>
                </draw:g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